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7521in" fo:margin-left="0.141in" table:align="left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8319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3" style:family="table">
      <style:table-properties style:width="2.8146in" fo:margin-left="0.25in" table:align="left"/>
    </style:style>
    <style:style style:name="Table3.A" style:family="table-column">
      <style:table-column-properties style:column-width="2.8146in"/>
    </style:style>
    <style:style style:name="Table3.A1" style:family="table-cell">
      <style:table-cell-properties style:vertical-align="bottom" fo:padding="0.0201in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5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6" style:family="paragraph" style:parent-style-name="Standard">
      <style:text-properties style:font-name="Sans-serif" fo:font-weight="bold" officeooo:rsid="087dfff2" officeooo:paragraph-rsid="0f0ac456" style:font-weight-asian="bold" style:font-weight-complex="bold"/>
    </style:style>
    <style:style style:name="P7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Sans-serif" fo:font-weight="bold" officeooo:rsid="06dff1f5" officeooo:paragraph-rsid="0f49cde5" style:font-weight-asian="bold" style:font-weight-complex="bold"/>
    </style:style>
    <style:style style:name="P9" style:family="paragraph" style:parent-style-name="Standard">
      <style:text-properties style:font-name="Sans-serif" fo:font-weight="bold" officeooo:rsid="06d76c3a" officeooo:paragraph-rsid="0f407d3a" style:font-weight-asian="bold" style:font-weight-complex="bold"/>
    </style:style>
    <style:style style:name="P10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11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12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13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7070cb" officeooo:paragraph-rsid="0f49cde5" style:font-weight-asian="bold" style:font-weight-complex="bold"/>
    </style:style>
    <style:style style:name="P15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16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17" style:family="paragraph" style:parent-style-name="Standard">
      <style:text-properties style:font-name="Sans-serif" fo:font-weight="bold" officeooo:rsid="09718b1f" officeooo:paragraph-rsid="0e4996df" style:font-weight-asian="bold" style:font-weight-complex="bold"/>
    </style:style>
    <style:style style:name="P18" style:family="paragraph" style:parent-style-name="Standard">
      <style:text-properties style:font-name="Sans-serif" fo:font-weight="bold" officeooo:rsid="0afdcd1d" officeooo:paragraph-rsid="0f1713aa" style:font-weight-asian="bold" style:font-weight-complex="bold"/>
    </style:style>
    <style:style style:name="P19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size="9pt" fo:font-weight="bold" officeooo:rsid="0b63a8f9" officeooo:paragraph-rsid="0e852fa0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6d76c3a" officeooo:paragraph-rsid="0f2ea3d6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weight="bold" officeooo:rsid="0c504e4f" officeooo:paragraph-rsid="0f2f51b6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28" style:family="paragraph" style:parent-style-name="Standard">
      <style:text-properties style:font-name="Sans-serif" fo:font-weight="normal" officeooo:rsid="06dff1f5" officeooo:paragraph-rsid="0f49cde5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Source Code Pro" fo:font-size="8pt" fo:font-weight="bold" officeooo:rsid="0d9218e7" officeooo:paragraph-rsid="0dfffa01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c13ff25" officeooo:paragraph-rsid="0f49cde5"/>
    </style:style>
    <style:style style:name="P31" style:family="paragraph" style:parent-style-name="Table_20_Contents">
      <style:paragraph-properties fo:text-align="end" style:justify-single-word="false"/>
      <style:text-properties officeooo:rsid="0c13ff25" officeooo:paragraph-rsid="0f49cde5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c220aa3" officeooo:paragraph-rsid="0f49cde5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eaf1d30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17f7e7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4dfd06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77070cb" officeooo:paragraph-rsid="0f49cde5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4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ource Code Pro" fo:font-size="8pt" fo:font-weight="bold" officeooo:rsid="0db04326" officeooo:paragraph-rsid="0dfffa01" style:font-size-asian="8pt" style:font-weight-asian="bold" style:font-size-complex="8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ea53520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ea53520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53" style:family="paragraph" style:parent-style-name="Standard">
      <style:paragraph-properties fo:break-before="column"/>
      <style:text-properties style:font-name="Sans-serif" fo:font-weight="bold" officeooo:rsid="0ae9781d" officeooo:paragraph-rsid="0bd4b0ed" style:font-weight-asian="bold" style:font-weight-complex="bold"/>
    </style:style>
    <style:style style:name="P54" style:family="paragraph" style:parent-style-name="Standard">
      <style:text-properties style:font-name="Sans-serif" fo:font-weight="bold" officeooo:rsid="0ef7c812" officeooo:paragraph-rsid="0f040072" style:font-weight-asian="bold" style:font-weight-complex="bold"/>
    </style:style>
    <style:style style:name="P55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56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57" style:family="paragraph" style:parent-style-name="Standard">
      <style:text-properties style:font-name="Sans-serif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Sans-serif" fo:font-weight="normal" officeooo:rsid="0aba5f19" officeooo:paragraph-rsid="0ab5e2b8" style:font-weight-asian="normal" style:font-weight-complex="normal"/>
    </style:style>
    <style:style style:name="P59" style:family="paragraph" style:parent-style-name="Standard">
      <style:text-properties style:font-name="Sans-serif" fo:font-weight="normal" officeooo:rsid="0aba5f19" officeooo:paragraph-rsid="0f0ac456" style:font-weight-asian="normal" style:font-weight-complex="normal"/>
    </style:style>
    <style:style style:name="P60" style:family="paragraph" style:parent-style-name="Standard">
      <style:text-properties style:font-name="Sans-serif" fo:font-weight="normal" officeooo:rsid="07fceba0" officeooo:paragraph-rsid="0f49cde5" style:font-weight-asian="normal" style:font-weight-complex="normal"/>
    </style:style>
    <style:style style:name="P61" style:family="paragraph" style:parent-style-name="Standard">
      <style:text-properties style:font-name="Sans-serif" style:text-underline-style="none" fo:font-weight="normal" officeooo:rsid="0b9e39c7" officeooo:paragraph-rsid="0ba570a0" style:font-weight-asian="normal" style:font-weight-complex="normal"/>
    </style:style>
    <style:style style:name="P62" style:family="paragraph" style:parent-style-name="Standard">
      <style:text-properties style:font-name="Sans-serif" style:text-underline-style="none" fo:font-weight="normal" officeooo:rsid="0ba0030d" officeooo:paragraph-rsid="0ba816f6" style:font-weight-asian="normal" style:font-weight-complex="normal"/>
    </style:style>
    <style:style style:name="P63" style:family="paragraph" style:parent-style-name="Standard">
      <style:text-properties style:font-name="Sans-serif" fo:font-size="9pt" fo:font-weight="normal" officeooo:rsid="0be9f343" officeooo:paragraph-rsid="0be9f343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Sans-serif" fo:font-size="9pt" fo:font-weight="normal" officeooo:rsid="0853aa48" officeooo:paragraph-rsid="0f2ea3d6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Sans-serif" fo:font-size="9pt" fo:font-weight="normal" officeooo:rsid="0853aa48" officeooo:paragraph-rsid="0d8a39d2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Sans-serif" fo:font-size="9pt" fo:font-weight="normal" officeooo:rsid="0c504e4f" officeooo:paragraph-rsid="0f2f51b6" style:font-size-asian="9pt" style:font-weight-asian="normal" style:font-size-complex="9pt" style:font-weight-complex="normal"/>
    </style:style>
    <style:style style:name="P67" style:family="paragraph" style:parent-style-name="Standard">
      <style:text-properties style:font-name="Sans-serif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68" style:family="paragraph" style:parent-style-name="Standard">
      <style:text-properties style:font-name="Sans-serif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text-align="end" style:justify-single-word="false"/>
      <style:text-properties style:font-name="Sans-serif" fo:font-size="9pt" fo:font-weight="normal" officeooo:rsid="06e50a70" officeooo:paragraph-rsid="0f49cde5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Sans-serif" fo:font-size="9pt" fo:font-style="normal" fo:font-weight="normal" officeooo:rsid="0b0facb5" officeooo:paragraph-rsid="0bd4b0ed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text-properties style:font-name="Sans-serif" fo:font-size="9pt" fo:font-style="normal" fo:font-weight="bold" officeooo:rsid="0ab4633a" officeooo:paragraph-rsid="0f49cde5" style:font-size-asian="9pt" style:font-style-asian="normal" style:font-weight-asian="bold" style:font-size-complex="9pt" style:font-style-complex="normal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Sans-serif" fo:font-size="10pt" fo:font-weight="bold" officeooo:rsid="06f66ded" officeooo:paragraph-rsid="0f49cde5" style:font-size-asian="10pt" style:font-weight-asian="bold" style:font-size-complex="10pt" style:font-weight-complex="bold"/>
    </style:style>
    <style:style style:name="P73" style:family="paragraph" style:parent-style-name="Standard">
      <style:text-properties officeooo:rsid="06d76c3a" officeooo:paragraph-rsid="0c9fa098"/>
    </style:style>
    <style:style style:name="P74" style:family="paragraph" style:parent-style-name="Standard">
      <style:text-properties officeooo:rsid="0f040072" officeooo:paragraph-rsid="0f040072"/>
    </style:style>
    <style:style style:name="P75" style:family="paragraph" style:parent-style-name="Standard">
      <style:text-properties fo:font-weight="bold" officeooo:rsid="0f8e712c" officeooo:paragraph-rsid="0fb61581" style:font-weight-asian="bold" style:font-weight-complex="bold"/>
    </style:style>
    <style:style style:name="P7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717fa2" officeooo:paragraph-rsid="0eda9806" style:font-weight-asian="bold" style:font-weight-complex="bold"/>
    </style:style>
    <style:style style:name="P7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eadf8fa" style:font-weight-asian="bold" style:font-weight-complex="bold"/>
    </style:style>
    <style:style style:name="P7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eadf8fa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8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8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8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8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8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8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9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9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bf811da" officeooo:paragraph-rsid="0eb2f44a" style:font-size-asian="9pt" style:font-style-asian="normal" style:font-weight-asian="bold" style:font-size-complex="9pt" style:font-style-complex="normal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d7aee57" officeooo:paragraph-rsid="0eb2f44a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9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normal" officeooo:rsid="077070cb" officeooo:paragraph-rsid="0be7e82c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b2830" officeooo:paragraph-rsid="0c832fd6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d501ec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832fd6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e8fa9" officeooo:paragraph-rsid="0cd501ec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e6b0f1" officeooo:paragraph-rsid="0ce21211" style:font-weight-asian="normal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ea11a1" officeooo:paragraph-rsid="0ce7dee6" style:font-weight-asian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style="normal" style:text-underline-style="none" fo:font-weight="normal" officeooo:rsid="0db04326" officeooo:paragraph-rsid="0b949266" style:font-size-asian="8pt" style:font-style-asian="normal" style:font-weight-asian="normal" style:font-size-complex="8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9d00ba5" officeooo:paragraph-rsid="09a266a6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c220aa3" officeooo:paragraph-rsid="0f49cde5" style:font-weight-asian="bold" style:font-weight-complex="bold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cea11a1" style:font-weight-asian="bold" style:font-weight-complex="bold"/>
    </style:style>
    <style:style style:name="T5" style:family="text">
      <style:text-properties fo:font-weight="bold" officeooo:rsid="0d517e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7a31ad" style:font-weight-asian="normal" style:font-weight-complex="normal"/>
    </style:style>
    <style:style style:name="T8" style:family="text">
      <style:text-properties fo:font-weight="normal" officeooo:rsid="06de3436" style:font-weight-asian="normal" style:font-weight-complex="normal"/>
    </style:style>
    <style:style style:name="T9" style:family="text">
      <style:text-properties fo:font-weight="normal" officeooo:rsid="0707c051" style:font-weight-asian="normal" style:font-weight-complex="normal"/>
    </style:style>
    <style:style style:name="T10" style:family="text">
      <style:text-properties fo:font-weight="normal" officeooo:rsid="0733225e" style:font-weight-asian="normal" style:font-weight-complex="normal"/>
    </style:style>
    <style:style style:name="T11" style:family="text">
      <style:text-properties fo:font-weight="normal" officeooo:rsid="075aa9fe" style:font-weight-asian="normal" style:font-weight-complex="normal"/>
    </style:style>
    <style:style style:name="T12" style:family="text">
      <style:text-properties fo:font-weight="normal" officeooo:rsid="077070cb" style:font-weight-asian="normal" style:font-weight-complex="normal"/>
    </style:style>
    <style:style style:name="T13" style:family="text">
      <style:text-properties fo:font-weight="normal" officeooo:rsid="07fa9853" style:font-weight-asian="normal" style:font-weight-complex="normal"/>
    </style:style>
    <style:style style:name="T14" style:family="text">
      <style:text-properties fo:font-weight="normal" officeooo:rsid="07fceba0" style:font-weight-asian="normal" style:font-weight-complex="normal"/>
    </style:style>
    <style:style style:name="T15" style:family="text">
      <style:text-properties fo:font-weight="normal" officeooo:rsid="0824da02" style:font-weight-asian="normal" style:font-weight-complex="normal"/>
    </style:style>
    <style:style style:name="T16" style:family="text">
      <style:text-properties fo:font-weight="normal" officeooo:rsid="0953ec25" style:font-weight-asian="normal" style:font-weight-complex="normal"/>
    </style:style>
    <style:style style:name="T17" style:family="text">
      <style:text-properties fo:font-weight="normal" officeooo:rsid="0997e212" style:font-weight-asian="normal" style:font-weight-complex="normal"/>
    </style:style>
    <style:style style:name="T18" style:family="text">
      <style:text-properties fo:font-weight="normal" officeooo:rsid="099c19a4" style:font-weight-asian="normal" style:font-weight-complex="normal"/>
    </style:style>
    <style:style style:name="T19" style:family="text">
      <style:text-properties fo:font-weight="normal" officeooo:rsid="06d76c3a" style:font-weight-asian="normal" style:font-weight-complex="normal"/>
    </style:style>
    <style:style style:name="T20" style:family="text">
      <style:text-properties fo:font-weight="normal" officeooo:rsid="0ae38167" style:font-weight-asian="normal" style:font-weight-complex="normal"/>
    </style:style>
    <style:style style:name="T21" style:family="text">
      <style:text-properties fo:font-weight="normal" officeooo:rsid="0ae42245" style:font-weight-asian="normal" style:font-weight-complex="normal"/>
    </style:style>
    <style:style style:name="T22" style:family="text">
      <style:text-properties fo:font-weight="normal" officeooo:rsid="0b4e566e" style:font-weight-asian="normal" style:font-weight-complex="normal"/>
    </style:style>
    <style:style style:name="T23" style:family="text">
      <style:text-properties fo:font-weight="normal" officeooo:rsid="078a4f7f" style:font-weight-asian="normal" style:font-weight-complex="normal"/>
    </style:style>
    <style:style style:name="T24" style:family="text">
      <style:text-properties fo:font-weight="normal" officeooo:rsid="09376041" style:font-weight-asian="normal" style:font-weight-complex="normal"/>
    </style:style>
    <style:style style:name="T25" style:family="text">
      <style:text-properties fo:font-weight="normal" officeooo:rsid="076cbfaa" style:font-weight-asian="normal" style:font-weight-complex="normal"/>
    </style:style>
    <style:style style:name="T26" style:family="text">
      <style:text-properties fo:font-weight="normal" officeooo:rsid="0771f9c5" style:font-weight-asian="normal" style:font-weight-complex="normal"/>
    </style:style>
    <style:style style:name="T27" style:family="text">
      <style:text-properties fo:font-weight="normal" officeooo:rsid="082aad2e" style:font-weight-asian="normal" style:font-weight-complex="normal"/>
    </style:style>
    <style:style style:name="T28" style:family="text">
      <style:text-properties fo:font-weight="normal" officeooo:rsid="0b51e14d" style:font-weight-asian="normal" style:font-weight-complex="normal"/>
    </style:style>
    <style:style style:name="T29" style:family="text">
      <style:text-properties fo:font-weight="normal" officeooo:rsid="0b50ebe3" style:font-weight-asian="normal" style:font-weight-complex="normal"/>
    </style:style>
    <style:style style:name="T30" style:family="text">
      <style:text-properties fo:font-weight="normal" officeooo:rsid="0b8a45cf" style:font-weight-asian="normal" style:font-weight-complex="normal"/>
    </style:style>
    <style:style style:name="T31" style:family="text">
      <style:text-properties fo:font-weight="normal" officeooo:rsid="0b8beb29" style:font-weight-asian="normal" style:font-weight-complex="normal"/>
    </style:style>
    <style:style style:name="T32" style:family="text">
      <style:text-properties fo:font-weight="normal" officeooo:rsid="0b8e806c" style:font-weight-asian="normal" style:font-weight-complex="normal"/>
    </style:style>
    <style:style style:name="T33" style:family="text">
      <style:text-properties fo:font-weight="normal" officeooo:rsid="0b8f9dca" style:font-weight-asian="normal" style:font-weight-complex="normal"/>
    </style:style>
    <style:style style:name="T34" style:family="text">
      <style:text-properties fo:font-weight="normal" officeooo:rsid="0b91232f" style:font-weight-asian="normal" style:font-weight-complex="normal"/>
    </style:style>
    <style:style style:name="T35" style:family="text">
      <style:text-properties fo:font-weight="normal" officeooo:rsid="0b931332" style:font-weight-asian="normal" style:font-weight-complex="normal"/>
    </style:style>
    <style:style style:name="T36" style:family="text">
      <style:text-properties fo:font-weight="normal" officeooo:rsid="0b9a03c2" style:font-weight-asian="normal" style:font-weight-complex="normal"/>
    </style:style>
    <style:style style:name="T37" style:family="text">
      <style:text-properties fo:font-weight="normal" officeooo:rsid="0b9b04cb" style:font-weight-asian="normal" style:font-weight-complex="normal"/>
    </style:style>
    <style:style style:name="T38" style:family="text">
      <style:text-properties fo:font-weight="normal" officeooo:rsid="0bc23b67" style:font-weight-asian="normal" style:font-weight-complex="normal"/>
    </style:style>
    <style:style style:name="T39" style:family="text">
      <style:text-properties fo:font-weight="normal" officeooo:rsid="0bd01819" style:font-weight-asian="normal" style:font-weight-complex="normal"/>
    </style:style>
    <style:style style:name="T40" style:family="text">
      <style:text-properties fo:font-weight="normal" officeooo:rsid="0bdf40ac" style:font-weight-asian="normal" style:font-weight-complex="normal"/>
    </style:style>
    <style:style style:name="T41" style:family="text">
      <style:text-properties fo:font-weight="normal" officeooo:rsid="0be5537d" style:font-weight-asian="normal" style:font-weight-complex="normal"/>
    </style:style>
    <style:style style:name="T42" style:family="text">
      <style:text-properties fo:font-weight="normal" officeooo:rsid="098819c9" style:font-weight-asian="normal" style:font-weight-complex="normal"/>
    </style:style>
    <style:style style:name="T43" style:family="text">
      <style:text-properties fo:font-weight="normal" officeooo:rsid="08235ec5" style:font-weight-asian="normal" style:font-weight-complex="normal"/>
    </style:style>
    <style:style style:name="T44" style:family="text">
      <style:text-properties fo:font-weight="normal" officeooo:rsid="0be9f343" style:font-weight-asian="normal" style:font-weight-complex="normal"/>
    </style:style>
    <style:style style:name="T45" style:family="text">
      <style:text-properties fo:font-weight="normal" officeooo:rsid="0beb0271" style:font-weight-asian="normal" style:font-weight-complex="normal"/>
    </style:style>
    <style:style style:name="T46" style:family="text">
      <style:text-properties fo:font-weight="normal" officeooo:rsid="0bec1481" style:font-weight-asian="normal" style:font-weight-complex="normal"/>
    </style:style>
    <style:style style:name="T47" style:family="text">
      <style:text-properties fo:font-weight="normal" officeooo:rsid="0bec65be" style:font-weight-asian="normal" style:font-weight-complex="normal"/>
    </style:style>
    <style:style style:name="T48" style:family="text">
      <style:text-properties fo:font-weight="normal" officeooo:rsid="0bed82a4" style:font-weight-asian="normal" style:font-weight-complex="normal"/>
    </style:style>
    <style:style style:name="T49" style:family="text">
      <style:text-properties fo:font-weight="normal" officeooo:rsid="0c0a21c0" style:font-weight-asian="normal" style:font-weight-complex="normal"/>
    </style:style>
    <style:style style:name="T50" style:family="text">
      <style:text-properties fo:font-weight="normal" officeooo:rsid="0c0b8020" style:font-weight-asian="normal" style:font-weight-complex="normal"/>
    </style:style>
    <style:style style:name="T51" style:family="text">
      <style:text-properties fo:font-weight="normal" officeooo:rsid="0c0e8d81" style:font-weight-asian="normal" style:font-weight-complex="normal"/>
    </style:style>
    <style:style style:name="T52" style:family="text">
      <style:text-properties fo:font-weight="normal" officeooo:rsid="0c101487" style:font-weight-asian="normal" style:font-weight-complex="normal"/>
    </style:style>
    <style:style style:name="T53" style:family="text">
      <style:text-properties fo:font-weight="normal" officeooo:rsid="0c24bbcc" style:font-weight-asian="normal" style:font-weight-complex="normal"/>
    </style:style>
    <style:style style:name="T54" style:family="text">
      <style:text-properties fo:font-weight="normal" officeooo:rsid="0c250b37" style:font-weight-asian="normal" style:font-weight-complex="normal"/>
    </style:style>
    <style:style style:name="T55" style:family="text">
      <style:text-properties fo:font-weight="normal" officeooo:rsid="0c2816d0" style:font-weight-asian="normal" style:font-weight-complex="normal"/>
    </style:style>
    <style:style style:name="T56" style:family="text">
      <style:text-properties fo:font-weight="normal" officeooo:rsid="0c2b2a4e" style:font-weight-asian="normal" style:font-weight-complex="normal"/>
    </style:style>
    <style:style style:name="T57" style:family="text">
      <style:text-properties fo:font-weight="normal" officeooo:rsid="0c2e507e" style:font-weight-asian="normal" style:font-weight-complex="normal"/>
    </style:style>
    <style:style style:name="T58" style:family="text">
      <style:text-properties fo:font-weight="normal" officeooo:rsid="0c4beff9" style:font-weight-asian="normal" style:font-weight-complex="normal"/>
    </style:style>
    <style:style style:name="T59" style:family="text">
      <style:text-properties fo:font-weight="normal" officeooo:rsid="0c4cbfdf" style:font-weight-asian="normal" style:font-weight-complex="normal"/>
    </style:style>
    <style:style style:name="T60" style:family="text">
      <style:text-properties fo:font-weight="normal" officeooo:rsid="0c4e29e2" style:font-weight-asian="normal" style:font-weight-complex="normal"/>
    </style:style>
    <style:style style:name="T61" style:family="text">
      <style:text-properties fo:font-weight="normal" officeooo:rsid="0c4f07c7" style:font-weight-asian="normal" style:font-weight-complex="normal"/>
    </style:style>
    <style:style style:name="T62" style:family="text">
      <style:text-properties fo:font-weight="normal" officeooo:rsid="0c51f4f3" style:font-weight-asian="normal" style:font-weight-complex="normal"/>
    </style:style>
    <style:style style:name="T63" style:family="text">
      <style:text-properties fo:font-weight="normal" officeooo:rsid="0c7e4450" style:font-weight-asian="normal" style:font-weight-complex="normal"/>
    </style:style>
    <style:style style:name="T64" style:family="text">
      <style:text-properties fo:font-weight="normal" officeooo:rsid="0c8bb460" style:font-weight-asian="normal" style:font-weight-complex="normal"/>
    </style:style>
    <style:style style:name="T65" style:family="text">
      <style:text-properties fo:font-weight="normal" officeooo:rsid="0c8c29bd" style:font-weight-asian="normal" style:font-weight-complex="normal"/>
    </style:style>
    <style:style style:name="T66" style:family="text">
      <style:text-properties fo:font-weight="normal" officeooo:rsid="0c8c29fb" style:font-weight-asian="normal" style:font-weight-complex="normal"/>
    </style:style>
    <style:style style:name="T67" style:family="text">
      <style:text-properties fo:font-weight="normal" officeooo:rsid="0c90a8d3" style:font-weight-asian="normal" style:font-weight-complex="normal"/>
    </style:style>
    <style:style style:name="T68" style:family="text">
      <style:text-properties fo:font-weight="normal" officeooo:rsid="0cbdea33" style:font-weight-asian="normal" style:font-weight-complex="normal"/>
    </style:style>
    <style:style style:name="T69" style:family="text">
      <style:text-properties fo:font-weight="normal" officeooo:rsid="0cbe83bf" style:font-weight-asian="normal" style:font-weight-complex="normal"/>
    </style:style>
    <style:style style:name="T70" style:family="text">
      <style:text-properties fo:font-weight="normal" officeooo:rsid="0cbe8fa9" style:font-weight-asian="normal" style:font-weight-complex="normal"/>
    </style:style>
    <style:style style:name="T71" style:family="text">
      <style:text-properties fo:font-weight="normal" officeooo:rsid="0cd501ec" style:font-weight-asian="normal" style:font-weight-complex="normal"/>
    </style:style>
    <style:style style:name="T72" style:family="text">
      <style:text-properties fo:font-weight="normal" officeooo:rsid="0cd700b9" style:font-weight-asian="normal" style:font-weight-complex="normal"/>
    </style:style>
    <style:style style:name="T73" style:family="text">
      <style:text-properties fo:font-weight="normal" officeooo:rsid="0cd8fd1d" style:font-weight-asian="normal" style:font-weight-complex="normal"/>
    </style:style>
    <style:style style:name="T74" style:family="text">
      <style:text-properties fo:font-weight="normal" officeooo:rsid="0cd91049" style:font-weight-asian="normal" style:font-weight-complex="normal"/>
    </style:style>
    <style:style style:name="T75" style:family="text">
      <style:text-properties fo:font-weight="normal" officeooo:rsid="0ce6b0f1" style:font-weight-asian="normal" style:font-weight-complex="normal"/>
    </style:style>
    <style:style style:name="T76" style:family="text">
      <style:text-properties fo:font-weight="normal" officeooo:rsid="0cea11a1" style:font-weight-asian="normal" style:font-weight-complex="normal"/>
    </style:style>
    <style:style style:name="T77" style:family="text">
      <style:text-properties fo:font-weight="normal" officeooo:rsid="0cffda93" style:font-weight-asian="normal" style:font-weight-complex="normal"/>
    </style:style>
    <style:style style:name="T78" style:family="text">
      <style:text-properties fo:font-weight="normal" officeooo:rsid="0d001b55" style:font-weight-asian="normal" style:font-weight-complex="normal"/>
    </style:style>
    <style:style style:name="T79" style:family="text">
      <style:text-properties fo:font-weight="normal" officeooo:rsid="0d016f71" style:font-weight-asian="normal" style:font-weight-complex="normal"/>
    </style:style>
    <style:style style:name="T80" style:family="text">
      <style:text-properties fo:font-weight="normal" officeooo:rsid="0d0209d5" style:font-weight-asian="normal" style:font-weight-complex="normal"/>
    </style:style>
    <style:style style:name="T81" style:family="text">
      <style:text-properties fo:font-weight="normal" officeooo:rsid="0d02b9da" style:font-weight-asian="normal" style:font-weight-complex="normal"/>
    </style:style>
    <style:style style:name="T82" style:family="text">
      <style:text-properties fo:font-weight="normal" officeooo:rsid="0d02cda6" style:font-weight-asian="normal" style:font-weight-complex="normal"/>
    </style:style>
    <style:style style:name="T83" style:family="text">
      <style:text-properties fo:font-weight="normal" officeooo:rsid="0d08fd99" style:font-weight-asian="normal" style:font-weight-complex="normal"/>
    </style:style>
    <style:style style:name="T84" style:family="text">
      <style:text-properties fo:font-weight="normal" officeooo:rsid="0d0ae145" style:font-weight-asian="normal" style:font-weight-complex="normal"/>
    </style:style>
    <style:style style:name="T85" style:family="text">
      <style:text-properties fo:font-weight="normal" officeooo:rsid="0d0caeeb" style:font-weight-asian="normal" style:font-weight-complex="normal"/>
    </style:style>
    <style:style style:name="T86" style:family="text">
      <style:text-properties fo:font-weight="normal" officeooo:rsid="0d182812" style:font-weight-asian="normal" style:font-weight-complex="normal"/>
    </style:style>
    <style:style style:name="T87" style:family="text">
      <style:text-properties fo:font-weight="normal" officeooo:rsid="0d1a0d0d" style:font-weight-asian="normal" style:font-weight-complex="normal"/>
    </style:style>
    <style:style style:name="T88" style:family="text">
      <style:text-properties fo:font-weight="normal" officeooo:rsid="0d2a70b8" style:font-weight-asian="normal" style:font-weight-complex="normal"/>
    </style:style>
    <style:style style:name="T89" style:family="text">
      <style:text-properties fo:font-weight="normal" officeooo:rsid="0d30fb35" style:font-weight-asian="normal" style:font-weight-complex="normal"/>
    </style:style>
    <style:style style:name="T90" style:family="text">
      <style:text-properties fo:font-weight="normal" officeooo:rsid="0d31e4e8" style:font-weight-asian="normal" style:font-weight-complex="normal"/>
    </style:style>
    <style:style style:name="T91" style:family="text">
      <style:text-properties fo:font-weight="normal" officeooo:rsid="0d334f65" style:font-weight-asian="normal" style:font-weight-complex="normal"/>
    </style:style>
    <style:style style:name="T92" style:family="text">
      <style:text-properties fo:font-weight="normal" officeooo:rsid="0d3e8e7f" style:font-weight-asian="normal" style:font-weight-complex="normal"/>
    </style:style>
    <style:style style:name="T93" style:family="text">
      <style:text-properties fo:font-weight="normal" officeooo:rsid="0d41fb13" style:font-weight-asian="normal" style:font-weight-complex="normal"/>
    </style:style>
    <style:style style:name="T94" style:family="text">
      <style:text-properties fo:font-weight="normal" officeooo:rsid="0d446fdf" style:font-weight-asian="normal" style:font-weight-complex="normal"/>
    </style:style>
    <style:style style:name="T95" style:family="text">
      <style:text-properties fo:font-weight="normal" officeooo:rsid="0d4583f3" style:font-weight-asian="normal" style:font-weight-complex="normal"/>
    </style:style>
    <style:style style:name="T96" style:family="text">
      <style:text-properties fo:font-weight="normal" officeooo:rsid="0d470855" style:font-weight-asian="normal" style:font-weight-complex="normal"/>
    </style:style>
    <style:style style:name="T97" style:family="text">
      <style:text-properties fo:font-weight="normal" officeooo:rsid="0d4a38fd" style:font-weight-asian="normal" style:font-weight-complex="normal"/>
    </style:style>
    <style:style style:name="T98" style:family="text">
      <style:text-properties fo:font-weight="normal" officeooo:rsid="0d4dca26" style:font-weight-asian="normal" style:font-weight-complex="normal"/>
    </style:style>
    <style:style style:name="T99" style:family="text">
      <style:text-properties fo:font-weight="normal" officeooo:rsid="0d4f161d" style:font-weight-asian="normal" style:font-weight-complex="normal"/>
    </style:style>
    <style:style style:name="T100" style:family="text">
      <style:text-properties fo:font-weight="normal" officeooo:rsid="0d581406" style:font-weight-asian="normal" style:font-weight-complex="normal"/>
    </style:style>
    <style:style style:name="T101" style:family="text">
      <style:text-properties fo:font-weight="normal" officeooo:rsid="0d5a13d6" style:font-weight-asian="normal" style:font-weight-complex="normal"/>
    </style:style>
    <style:style style:name="T102" style:family="text">
      <style:text-properties fo:font-weight="normal" officeooo:rsid="0d7fcdca" style:font-weight-asian="normal" style:font-weight-complex="normal"/>
    </style:style>
    <style:style style:name="T103" style:family="text">
      <style:text-properties fo:font-weight="normal" officeooo:rsid="0d8543fe" style:font-weight-asian="normal" style:font-weight-complex="normal"/>
    </style:style>
    <style:style style:name="T104" style:family="text">
      <style:text-properties fo:font-weight="normal" officeooo:rsid="0d8665af" style:font-weight-asian="normal" style:font-weight-complex="normal"/>
    </style:style>
    <style:style style:name="T105" style:family="text">
      <style:text-properties fo:font-weight="normal" officeooo:rsid="0d9171ab" style:font-weight-asian="normal" style:font-weight-complex="normal"/>
    </style:style>
    <style:style style:name="T106" style:family="text">
      <style:text-properties fo:font-weight="normal" officeooo:rsid="0dd1d844" style:font-weight-asian="normal" style:font-weight-complex="normal"/>
    </style:style>
    <style:style style:name="T107" style:family="text">
      <style:text-properties fo:font-weight="normal" officeooo:rsid="0dd846e9" style:font-weight-asian="normal" style:font-weight-complex="normal"/>
    </style:style>
    <style:style style:name="T108" style:family="text">
      <style:text-properties fo:font-weight="normal" officeooo:rsid="0de165f2" style:font-weight-asian="normal" style:font-weight-complex="normal"/>
    </style:style>
    <style:style style:name="T109" style:family="text">
      <style:text-properties fo:font-weight="normal" officeooo:rsid="0dd83591" style:font-weight-asian="normal" style:font-weight-complex="normal"/>
    </style:style>
    <style:style style:name="T110" style:family="text">
      <style:text-properties fo:font-weight="normal" officeooo:rsid="0df51139" style:font-weight-asian="normal" style:font-weight-complex="normal"/>
    </style:style>
    <style:style style:name="T111" style:family="text">
      <style:text-properties fo:font-weight="normal" officeooo:rsid="0e053d55" style:font-weight-asian="normal" style:font-weight-complex="normal"/>
    </style:style>
    <style:style style:name="T112" style:family="text">
      <style:text-properties fo:font-weight="normal" officeooo:rsid="0e334599" style:font-weight-asian="normal" style:font-weight-complex="normal"/>
    </style:style>
    <style:style style:name="T113" style:family="text">
      <style:text-properties fo:font-weight="normal" officeooo:rsid="0e3461c7" style:font-weight-asian="normal" style:font-weight-complex="normal"/>
    </style:style>
    <style:style style:name="T114" style:family="text">
      <style:text-properties fo:font-weight="normal" officeooo:rsid="0e35db26" style:font-weight-asian="normal" style:font-weight-complex="normal"/>
    </style:style>
    <style:style style:name="T115" style:family="text">
      <style:text-properties fo:font-weight="normal" officeooo:rsid="0e37f923" style:font-weight-asian="normal" style:font-weight-complex="normal"/>
    </style:style>
    <style:style style:name="T116" style:family="text">
      <style:text-properties fo:font-weight="normal" officeooo:rsid="0e38f21e" style:font-weight-asian="normal" style:font-weight-complex="normal"/>
    </style:style>
    <style:style style:name="T117" style:family="text">
      <style:text-properties fo:font-weight="normal" officeooo:rsid="0e3c7ad2" style:font-weight-asian="normal" style:font-weight-complex="normal"/>
    </style:style>
    <style:style style:name="T118" style:family="text">
      <style:text-properties fo:font-weight="normal" officeooo:rsid="0e3efb2b" style:font-weight-asian="normal" style:font-weight-complex="normal"/>
    </style:style>
    <style:style style:name="T119" style:family="text">
      <style:text-properties fo:font-weight="normal" officeooo:rsid="0e42ad18" style:font-weight-asian="normal" style:font-weight-complex="normal"/>
    </style:style>
    <style:style style:name="T120" style:family="text">
      <style:text-properties fo:font-weight="normal" officeooo:rsid="0e431e8f" style:font-weight-asian="normal" style:font-weight-complex="normal"/>
    </style:style>
    <style:style style:name="T121" style:family="text">
      <style:text-properties fo:font-weight="normal" officeooo:rsid="0e5f1324" style:font-weight-asian="normal" style:font-weight-complex="normal"/>
    </style:style>
    <style:style style:name="T122" style:family="text">
      <style:text-properties fo:font-weight="normal" officeooo:rsid="0e76199e" style:font-weight-asian="normal" style:font-weight-complex="normal"/>
    </style:style>
    <style:style style:name="T123" style:family="text">
      <style:text-properties fo:font-weight="normal" officeooo:rsid="0e783b37" style:font-weight-asian="normal" style:font-weight-complex="normal"/>
    </style:style>
    <style:style style:name="T124" style:family="text">
      <style:text-properties fo:font-weight="normal" officeooo:rsid="0e794ccd" style:font-weight-asian="normal" style:font-weight-complex="normal"/>
    </style:style>
    <style:style style:name="T125" style:family="text">
      <style:text-properties fo:font-weight="normal" officeooo:rsid="0e852fa0" style:font-weight-asian="normal" style:font-weight-complex="normal"/>
    </style:style>
    <style:style style:name="T126" style:family="text">
      <style:text-properties fo:font-weight="normal" officeooo:rsid="0e86ef7f" style:font-weight-asian="normal" style:font-weight-complex="normal"/>
    </style:style>
    <style:style style:name="T127" style:family="text">
      <style:text-properties fo:font-weight="normal" officeooo:rsid="0e878ca9" style:font-weight-asian="normal" style:font-weight-complex="normal"/>
    </style:style>
    <style:style style:name="T128" style:family="text">
      <style:text-properties fo:font-weight="normal" officeooo:rsid="0e885eae" style:font-weight-asian="normal" style:font-weight-complex="normal"/>
    </style:style>
    <style:style style:name="T129" style:family="text">
      <style:text-properties fo:font-weight="normal" officeooo:rsid="0e8aa257" style:font-weight-asian="normal" style:font-weight-complex="normal"/>
    </style:style>
    <style:style style:name="T130" style:family="text">
      <style:text-properties fo:font-weight="normal" officeooo:rsid="0e8ac9c9" style:font-weight-asian="normal" style:font-weight-complex="normal"/>
    </style:style>
    <style:style style:name="T131" style:family="text">
      <style:text-properties fo:font-weight="normal" officeooo:rsid="0e8b9fce" style:font-weight-asian="normal" style:font-weight-complex="normal"/>
    </style:style>
    <style:style style:name="T132" style:family="text">
      <style:text-properties fo:font-weight="normal" officeooo:rsid="0e8ce19d" style:font-weight-asian="normal" style:font-weight-complex="normal"/>
    </style:style>
    <style:style style:name="T133" style:family="text">
      <style:text-properties fo:font-weight="normal" officeooo:rsid="0e8ea515" style:font-weight-asian="normal" style:font-weight-complex="normal"/>
    </style:style>
    <style:style style:name="T134" style:family="text">
      <style:text-properties fo:font-weight="normal" officeooo:rsid="0e90d190" style:font-weight-asian="normal" style:font-weight-complex="normal"/>
    </style:style>
    <style:style style:name="T135" style:family="text">
      <style:text-properties fo:font-weight="normal" officeooo:rsid="0e933086" style:font-weight-asian="normal" style:font-weight-complex="normal"/>
    </style:style>
    <style:style style:name="T136" style:family="text">
      <style:text-properties fo:font-weight="normal" officeooo:rsid="0e93325d" style:font-weight-asian="normal" style:font-weight-complex="normal"/>
    </style:style>
    <style:style style:name="T137" style:family="text">
      <style:text-properties fo:font-weight="normal" officeooo:rsid="0e94d011" style:font-weight-asian="normal" style:font-weight-complex="normal"/>
    </style:style>
    <style:style style:name="T138" style:family="text">
      <style:text-properties fo:font-weight="normal" officeooo:rsid="0e968f76" style:font-weight-asian="normal" style:font-weight-complex="normal"/>
    </style:style>
    <style:style style:name="T139" style:family="text">
      <style:text-properties fo:font-weight="normal" officeooo:rsid="0e98fb1e" style:font-weight-asian="normal" style:font-weight-complex="normal"/>
    </style:style>
    <style:style style:name="T140" style:family="text">
      <style:text-properties fo:font-weight="normal" officeooo:rsid="0f097a90" style:font-weight-asian="normal" style:font-weight-complex="normal"/>
    </style:style>
    <style:style style:name="T141" style:family="text">
      <style:text-properties fo:font-weight="normal" officeooo:rsid="0f1d41b7" style:font-weight-asian="normal" style:font-weight-complex="normal"/>
    </style:style>
    <style:style style:name="T142" style:family="text">
      <style:text-properties fo:font-weight="normal" officeooo:rsid="0f1e09a2" style:font-weight-asian="normal" style:font-weight-complex="normal"/>
    </style:style>
    <style:style style:name="T143" style:family="text">
      <style:text-properties fo:font-weight="normal" officeooo:rsid="0f244799" style:font-weight-asian="normal" style:font-weight-complex="normal"/>
    </style:style>
    <style:style style:name="T144" style:family="text">
      <style:text-properties fo:font-weight="normal" officeooo:rsid="0f287035" style:font-weight-asian="normal" style:font-weight-complex="normal"/>
    </style:style>
    <style:style style:name="T145" style:family="text">
      <style:text-properties fo:font-weight="normal" officeooo:rsid="0853aa48" style:font-weight-asian="normal" style:font-weight-complex="normal"/>
    </style:style>
    <style:style style:name="T146" style:family="text">
      <style:text-properties fo:font-weight="normal" officeooo:rsid="0c7a40c1" style:font-weight-asian="normal" style:font-weight-complex="normal"/>
    </style:style>
    <style:style style:name="T147" style:family="text">
      <style:text-properties fo:font-weight="normal" officeooo:rsid="0e5fd464" style:font-weight-asian="normal" style:font-weight-complex="normal"/>
    </style:style>
    <style:style style:name="T148" style:family="text">
      <style:text-properties fo:font-weight="normal" officeooo:rsid="0716bceb" style:font-weight-asian="normal" style:font-weight-complex="normal"/>
    </style:style>
    <style:style style:name="T149" style:family="text">
      <style:text-properties fo:font-weight="normal" officeooo:rsid="0a1f69e9" style:font-weight-asian="normal" style:font-weight-complex="normal"/>
    </style:style>
    <style:style style:name="T150" style:family="text">
      <style:text-properties fo:font-weight="normal" officeooo:rsid="0858d545" style:font-weight-asian="normal" style:font-weight-complex="normal"/>
    </style:style>
    <style:style style:name="T151" style:family="text">
      <style:text-properties fo:font-weight="normal" officeooo:rsid="0c95418f" style:font-weight-asian="normal" style:font-weight-complex="normal"/>
    </style:style>
    <style:style style:name="T152" style:family="text">
      <style:text-properties fo:font-weight="normal" officeooo:rsid="0859d664" style:font-weight-asian="normal" style:font-weight-complex="normal"/>
    </style:style>
    <style:style style:name="T153" style:family="text">
      <style:text-properties fo:font-weight="normal" officeooo:rsid="08568432" style:font-weight-asian="normal" style:font-weight-complex="normal"/>
    </style:style>
    <style:style style:name="T154" style:family="text">
      <style:text-properties fo:font-weight="normal" officeooo:rsid="085af688" style:font-weight-asian="normal" style:font-weight-complex="normal"/>
    </style:style>
    <style:style style:name="T155" style:family="text">
      <style:text-properties fo:font-weight="normal" officeooo:rsid="0c7bbcea" style:font-weight-asian="normal" style:font-weight-complex="normal"/>
    </style:style>
    <style:style style:name="T156" style:family="text">
      <style:text-properties fo:font-weight="normal" officeooo:rsid="0f4ca285" style:font-weight-asian="normal" style:font-weight-complex="normal"/>
    </style:style>
    <style:style style:name="T157" style:family="text">
      <style:text-properties fo:font-weight="normal" officeooo:rsid="0f4dfd06" style:font-weight-asian="normal" style:font-weight-complex="normal"/>
    </style:style>
    <style:style style:name="T158" style:family="text">
      <style:text-properties fo:font-weight="normal" officeooo:rsid="0f4e39bc" style:font-weight-asian="normal" style:font-weight-complex="normal"/>
    </style:style>
    <style:style style:name="T159" style:family="text">
      <style:text-properties fo:font-weight="normal" officeooo:rsid="0f8340c4" style:font-weight-asian="normal" style:font-weight-complex="normal"/>
    </style:style>
    <style:style style:name="T160" style:family="text">
      <style:text-properties fo:font-weight="normal" officeooo:rsid="0f89a064" style:font-weight-asian="normal" style:font-weight-complex="normal"/>
    </style:style>
    <style:style style:name="T161" style:family="text">
      <style:text-properties fo:font-weight="normal" officeooo:rsid="0fc70dff" style:font-weight-asian="normal" style:font-weight-complex="normal"/>
    </style:style>
    <style:style style:name="T162" style:family="text">
      <style:text-properties fo:font-weight="normal" officeooo:rsid="0fe60f4e" style:font-weight-asian="normal" style:font-weight-complex="normal"/>
    </style:style>
    <style:style style:name="T163" style:family="text">
      <style:text-properties fo:font-weight="normal" officeooo:rsid="0fe9be25" style:font-weight-asian="normal" style:font-weight-complex="normal"/>
    </style:style>
    <style:style style:name="T164" style:family="text">
      <style:text-properties fo:font-weight="normal" officeooo:rsid="0fed7d3d" style:font-weight-asian="normal" style:font-weight-complex="normal"/>
    </style:style>
    <style:style style:name="T165" style:family="text">
      <style:text-properties fo:font-weight="normal" officeooo:rsid="0ff20b0d" style:font-weight-asian="normal" style:font-weight-complex="normal"/>
    </style:style>
    <style:style style:name="T166" style:family="text">
      <style:text-properties fo:font-weight="normal" officeooo:rsid="0ff479ea" style:font-weight-asian="normal" style:font-weight-complex="normal"/>
    </style:style>
    <style:style style:name="T167" style:family="text">
      <style:text-properties fo:font-weight="normal" officeooo:rsid="0ff65d74" style:font-weight-asian="normal" style:font-weight-complex="normal"/>
    </style:style>
    <style:style style:name="T168" style:family="text">
      <style:text-properties fo:font-weight="normal" officeooo:rsid="0ff7b37b" style:font-weight-asian="normal" style:font-weight-complex="normal"/>
    </style:style>
    <style:style style:name="T169" style:family="text">
      <style:text-properties fo:font-weight="normal" officeooo:rsid="0ff971bd" style:font-weight-asian="normal" style:font-weight-complex="normal"/>
    </style:style>
    <style:style style:name="T170" style:family="text">
      <style:text-properties fo:font-weight="normal" officeooo:rsid="0ffa0876" style:font-weight-asian="normal" style:font-weight-complex="normal"/>
    </style:style>
    <style:style style:name="T171" style:family="text">
      <style:text-properties fo:font-weight="normal" officeooo:rsid="0ffac496" style:font-weight-asian="normal" style:font-weight-complex="normal"/>
    </style:style>
    <style:style style:name="T172" style:family="text">
      <style:text-properties fo:font-weight="normal" officeooo:rsid="0ffb34cd" style:font-weight-asian="normal" style:font-weight-complex="normal"/>
    </style:style>
    <style:style style:name="T173" style:family="text">
      <style:text-properties fo:font-weight="normal" officeooo:rsid="0ffd0715" style:font-weight-asian="normal" style:font-weight-complex="normal"/>
    </style:style>
    <style:style style:name="T174" style:family="text">
      <style:text-properties fo:font-weight="normal" officeooo:rsid="10006698" style:font-weight-asian="normal" style:font-weight-complex="normal"/>
    </style:style>
    <style:style style:name="T175" style:family="text">
      <style:text-properties fo:font-weight="normal" officeooo:rsid="1003e30f" style:font-weight-asian="normal" style:font-weight-complex="normal"/>
    </style:style>
    <style:style style:name="T17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officeooo:rsid="0b5a5c7f" style:font-style-asian="italic" style:font-style-complex="italic"/>
    </style:style>
    <style:style style:name="T179" style:family="text">
      <style:text-properties fo:font-style="italic" officeooo:rsid="0278b763" style:font-style-asian="italic" style:font-style-complex="italic"/>
    </style:style>
    <style:style style:name="T180" style:family="text">
      <style:text-properties fo:font-style="italic" officeooo:rsid="070693ee" style:font-style-asian="italic" style:font-style-complex="italic"/>
    </style:style>
    <style:style style:name="T181" style:family="text">
      <style:text-properties fo:font-style="italic" officeooo:rsid="028b168c" style:font-style-asian="italic" style:font-style-complex="italic"/>
    </style:style>
    <style:style style:name="T182" style:family="text">
      <style:text-properties fo:font-style="italic" officeooo:rsid="0291b3ef" style:font-style-asian="italic" style:font-style-complex="italic"/>
    </style:style>
    <style:style style:name="T18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4" style:family="text">
      <style:text-properties fo:font-style="italic" style:text-underline-style="solid" style:text-underline-width="auto" style:text-underline-color="font-color" fo:font-weight="bold" officeooo:rsid="0d7978cf" style:font-style-asian="italic" style:font-weight-asian="bold" style:font-style-complex="italic" style:font-weight-complex="bold"/>
    </style:style>
    <style:style style:name="T185" style:family="text">
      <style:text-properties fo:font-style="italic" style:text-underline-style="solid" style:text-underline-width="auto" style:text-underline-color="font-color" fo:font-weight="bold" officeooo:rsid="0ce6b0f1" style:font-style-asian="italic" style:font-weight-asian="bold" style:font-style-complex="italic" style:font-weight-complex="bold"/>
    </style:style>
    <style:style style:name="T186" style:family="text">
      <style:text-properties fo:font-style="italic" style:text-underline-style="solid" style:text-underline-width="auto" style:text-underline-color="font-color" fo:font-weight="bold" officeooo:rsid="0d78de36" style:font-style-asian="italic" style:font-weight-asian="bold" style:font-style-complex="italic" style:font-weight-complex="bold"/>
    </style:style>
    <style:style style:name="T187" style:family="text">
      <style:text-properties fo:font-style="normal" style:font-style-asian="normal" style:font-style-complex="normal"/>
    </style:style>
    <style:style style:name="T188" style:family="text">
      <style:text-properties fo:font-style="normal" officeooo:rsid="027a31ad" style:font-style-asian="normal" style:font-style-complex="normal"/>
    </style:style>
    <style:style style:name="T189" style:family="text">
      <style:text-properties fo:font-style="normal" officeooo:rsid="027b4658" style:font-style-asian="normal" style:font-style-complex="normal"/>
    </style:style>
    <style:style style:name="T190" style:family="text">
      <style:text-properties fo:font-style="normal" officeooo:rsid="0291b3ef" style:font-style-asian="normal" style:font-style-complex="normal"/>
    </style:style>
    <style:style style:name="T191" style:family="text">
      <style:text-properties fo:font-style="normal" officeooo:rsid="06a0b570" style:font-style-asian="normal" style:font-style-complex="normal"/>
    </style:style>
    <style:style style:name="T192" style:family="text">
      <style:text-properties fo:font-style="normal" officeooo:rsid="06a0cdc4" style:font-style-asian="normal" style:font-style-complex="normal"/>
    </style:style>
    <style:style style:name="T193" style:family="text">
      <style:text-properties fo:font-style="normal" officeooo:rsid="06a10196" style:font-style-asian="normal" style:font-style-complex="normal"/>
    </style:style>
    <style:style style:name="T194" style:family="text">
      <style:text-properties fo:font-style="normal" officeooo:rsid="0dd83591" style:font-style-asian="normal" style:font-style-complex="normal"/>
    </style:style>
    <style:style style:name="T1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fbd881c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264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6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73" style:family="text">
      <style:text-properties style:font-name="Sans-serif"/>
    </style:style>
    <style:style style:name="T274" style:family="text">
      <style:text-properties style:font-name="Sans-serif" fo:font-weight="normal" style:font-weight-asian="normal" style:font-weight-complex="normal"/>
    </style:style>
    <style:style style:name="T275" style:family="text">
      <style:text-properties style:font-name="Sans-serif" fo:font-weight="normal" officeooo:rsid="077070cb" style:font-weight-asian="normal" style:font-weight-complex="normal"/>
    </style:style>
    <style:style style:name="T276" style:family="text">
      <style:text-properties style:font-name="Sans-serif" fo:font-weight="normal" officeooo:rsid="0771f9c5" style:font-weight-asian="normal" style:font-weight-complex="normal"/>
    </style:style>
    <style:style style:name="T277" style:family="text">
      <style:text-properties style:font-name="Sans-serif" fo:font-weight="normal" officeooo:rsid="085bc3a8" style:font-weight-asian="normal" style:font-weight-complex="normal"/>
    </style:style>
    <style:style style:name="T278" style:family="text">
      <style:text-properties style:font-name="Sans-serif" fo:font-weight="normal" officeooo:rsid="076cbfaa" style:font-weight-asian="normal" style:font-weight-complex="normal"/>
    </style:style>
    <style:style style:name="T279" style:family="text">
      <style:text-properties style:font-name="Sans-serif" fo:font-weight="normal" officeooo:rsid="0782aa9e" style:font-weight-asian="normal" style:font-weight-complex="normal"/>
    </style:style>
    <style:style style:name="T280" style:family="text">
      <style:text-properties style:font-name="Sans-serif" fo:font-weight="normal" officeooo:rsid="08238c6e" style:font-weight-asian="normal" style:font-weight-complex="normal"/>
    </style:style>
    <style:style style:name="T281" style:family="text">
      <style:text-properties style:font-name="Sans-serif" fo:font-weight="normal" officeooo:rsid="085da823" style:font-weight-asian="normal" style:font-weight-complex="normal"/>
    </style:style>
    <style:style style:name="T282" style:family="text">
      <style:text-properties style:font-name="Sans-serif" fo:font-weight="normal" officeooo:rsid="0ab0d59d" style:font-weight-asian="normal" style:font-weight-complex="normal"/>
    </style:style>
    <style:style style:name="T283" style:family="text">
      <style:text-properties style:font-name="Sans-serif" fo:font-weight="normal" officeooo:rsid="0b6a5b4c" style:font-weight-asian="normal" style:font-weight-complex="normal"/>
    </style:style>
    <style:style style:name="T284" style:family="text">
      <style:text-properties style:font-name="Sans-serif" fo:font-weight="normal" officeooo:rsid="0b7c9f43" style:font-weight-asian="normal" style:font-weight-complex="normal"/>
    </style:style>
    <style:style style:name="T285" style:family="text">
      <style:text-properties style:font-name="Sans-serif" fo:font-weight="normal" officeooo:rsid="0f05660c" style:font-weight-asian="normal" style:font-weight-complex="normal"/>
    </style:style>
    <style:style style:name="T286" style:family="text">
      <style:text-properties style:font-name="Sans-serif" fo:font-weight="normal" officeooo:rsid="0f0ef12d" style:font-weight-asian="normal" style:font-weight-complex="normal"/>
    </style:style>
    <style:style style:name="T287" style:family="text">
      <style:text-properties style:font-name="Sans-serif" fo:font-weight="normal" officeooo:rsid="0f198ee9" style:font-weight-asian="normal" style:font-weight-complex="normal"/>
    </style:style>
    <style:style style:name="T288" style:family="text">
      <style:text-properties style:font-name="Sans-serif" fo:font-weight="normal" officeooo:rsid="0f47d742" style:font-weight-asian="normal" style:font-weight-complex="normal"/>
    </style:style>
    <style:style style:name="T289" style:family="text">
      <style:text-properties style:font-name="Sans-serif" fo:font-weight="normal" officeooo:rsid="0f644487" style:font-weight-asian="normal" style:font-weight-complex="normal"/>
    </style:style>
    <style:style style:name="T290" style:family="text">
      <style:text-properties style:font-name="Sans-serif" fo:font-weight="normal" officeooo:rsid="0f8db59d" style:font-weight-asian="normal" style:font-weight-complex="normal"/>
    </style:style>
    <style:style style:name="T291" style:family="text">
      <style:text-properties style:font-name="Sans-serif" fo:font-weight="normal" officeooo:rsid="0f8fe482" style:font-weight-asian="normal" style:font-weight-complex="normal"/>
    </style:style>
    <style:style style:name="T292" style:family="text">
      <style:text-properties style:font-name="Sans-serif" fo:font-weight="normal" officeooo:rsid="0f99dcfe" style:font-weight-asian="normal" style:font-weight-complex="normal"/>
    </style:style>
    <style:style style:name="T293" style:family="text">
      <style:text-properties style:font-name="Sans-serif" fo:font-weight="normal" officeooo:rsid="0f9b6d6d" style:font-weight-asian="normal" style:font-weight-complex="normal"/>
    </style:style>
    <style:style style:name="T294" style:family="text">
      <style:text-properties style:font-name="Sans-serif" fo:font-weight="normal" officeooo:rsid="0f9cf2e3" style:font-weight-asian="normal" style:font-weight-complex="normal"/>
    </style:style>
    <style:style style:name="T295" style:family="text">
      <style:text-properties style:font-name="Sans-serif" fo:font-weight="normal" officeooo:rsid="0f9ecdd6" style:font-weight-asian="normal" style:font-weight-complex="normal"/>
    </style:style>
    <style:style style:name="T296" style:family="text">
      <style:text-properties style:font-name="Sans-serif" fo:font-weight="normal" officeooo:rsid="0fa1c92f" style:font-weight-asian="normal" style:font-weight-complex="normal"/>
    </style:style>
    <style:style style:name="T297" style:family="text">
      <style:text-properties style:font-name="Sans-serif" fo:font-weight="normal" officeooo:rsid="0fa3ab90" style:font-weight-asian="normal" style:font-weight-complex="normal"/>
    </style:style>
    <style:style style:name="T298" style:family="text">
      <style:text-properties style:font-name="Sans-serif" fo:font-weight="normal" officeooo:rsid="0fa86410" style:font-weight-asian="normal" style:font-weight-complex="normal"/>
    </style:style>
    <style:style style:name="T299" style:family="text">
      <style:text-properties style:font-name="Sans-serif" fo:font-weight="normal" officeooo:rsid="0fa9b6a3" style:font-weight-asian="normal" style:font-weight-complex="normal"/>
    </style:style>
    <style:style style:name="T300" style:family="text">
      <style:text-properties style:font-name="Sans-serif" fo:font-weight="normal" officeooo:rsid="0fac55e1" style:font-weight-asian="normal" style:font-weight-complex="normal"/>
    </style:style>
    <style:style style:name="T301" style:family="text">
      <style:text-properties style:font-name="Sans-serif" fo:font-weight="normal" officeooo:rsid="0facd356" style:font-weight-asian="normal" style:font-weight-complex="normal"/>
    </style:style>
    <style:style style:name="T302" style:family="text">
      <style:text-properties style:font-name="Sans-serif" fo:font-weight="normal" officeooo:rsid="0fadd254" style:font-weight-asian="normal" style:font-weight-complex="normal"/>
    </style:style>
    <style:style style:name="T303" style:family="text">
      <style:text-properties style:font-name="Sans-serif" fo:font-weight="normal" officeooo:rsid="0fb64b06" style:font-weight-asian="normal" style:font-weight-complex="normal"/>
    </style:style>
    <style:style style:name="T304" style:family="text">
      <style:text-properties style:font-name="Sans-serif" fo:font-weight="normal" officeooo:rsid="0fd302ab" style:font-weight-asian="normal" style:font-weight-complex="normal"/>
    </style:style>
    <style:style style:name="T305" style:family="text">
      <style:text-properties style:font-name="Sans-serif" fo:font-weight="normal" officeooo:rsid="0fd565bc" style:font-weight-asian="normal" style:font-weight-complex="normal"/>
    </style:style>
    <style:style style:name="T306" style:family="text">
      <style:text-properties style:font-name="Sans-serif" fo:font-weight="normal" officeooo:rsid="0fdddffa" style:font-weight-asian="normal" style:font-weight-complex="normal"/>
    </style:style>
    <style:style style:name="T307" style:family="text">
      <style:text-properties style:font-name="Sans-serif" fo:font-weight="normal" officeooo:rsid="0fdfd7c2" style:font-weight-asian="normal" style:font-weight-complex="normal"/>
    </style:style>
    <style:style style:name="T308" style:family="text">
      <style:text-properties style:font-name="Sans-serif" fo:font-weight="normal" officeooo:rsid="0fe135a2" style:font-weight-asian="normal" style:font-weight-complex="normal"/>
    </style:style>
    <style:style style:name="T309" style:family="text">
      <style:text-properties style:font-name="Sans-serif" fo:font-weight="normal" officeooo:rsid="0fef04b4" style:font-weight-asian="normal" style:font-weight-complex="normal"/>
    </style:style>
    <style:style style:name="T310" style:family="text">
      <style:text-properties style:font-name="Sans-serif" fo:font-weight="bold" style:font-weight-asian="bold" style:font-weight-complex="bold"/>
    </style:style>
    <style:style style:name="T311" style:family="text">
      <style:text-properties style:font-name="Sans-serif" fo:font-weight="bold" officeooo:rsid="0ef7c812" style:font-weight-asian="bold" style:font-weight-complex="bold"/>
    </style:style>
    <style:style style:name="T312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313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314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15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16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17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18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19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20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21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22" style:family="text">
      <style:text-properties style:font-name="Sans-serif"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23" style:family="text">
      <style:text-properties style:font-name="Sans-serif" style:text-underline-style="none" fo:font-weight="bold" style:font-weight-asian="bold" style:font-weight-complex="bold"/>
    </style:style>
    <style:style style:name="T324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325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26" style:family="text">
      <style:text-properties style:font-name="Sans-serif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style:font-name="Sans-serif" officeooo:rsid="0fc2cd2d"/>
    </style:style>
    <style:style style:name="T330" style:family="text">
      <style:text-properties fo:font-size="9pt" fo:font-weight="normal" style:font-size-asian="9pt" style:font-weight-asian="normal" style:font-size-complex="9pt" style:font-weight-complex="normal"/>
    </style:style>
    <style:style style:name="T331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332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33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34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33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36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3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38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39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40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41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42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43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44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45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346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347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348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349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50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51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352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53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54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55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56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57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358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359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360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61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62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363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364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365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66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367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368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369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370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371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372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73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374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375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376" style:family="text">
      <style:text-properties fo:font-size="9pt" fo:font-weight="normal" officeooo:rsid="0dd3222a" style:font-size-asian="9pt" style:font-weight-asian="normal" style:font-size-complex="9pt" style:font-weight-complex="normal"/>
    </style:style>
    <style:style style:name="T377" style:family="text">
      <style:text-properties fo:font-size="9pt" fo:font-weight="normal" officeooo:rsid="0eda4e76" style:font-size-asian="9pt" style:font-weight-asian="normal" style:font-size-complex="9pt" style:font-weight-complex="normal"/>
    </style:style>
    <style:style style:name="T378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379" style:family="text">
      <style:text-properties fo:font-size="9pt" style:font-size-asian="9pt" style:font-size-complex="9pt"/>
    </style:style>
    <style:style style:name="T380" style:family="text">
      <style:text-properties fo:font-size="9pt" officeooo:rsid="0954d4dc" style:font-size-asian="9pt" style:font-size-complex="9pt"/>
    </style:style>
    <style:style style:name="T38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20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21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22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423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24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425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26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deb940f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def6109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e2a713c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e49fb5b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e4aee77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e4af7e4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e61f6ba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e62686e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e630dea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ed2c892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ed7542d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ed7c409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eddd76e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100437d6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style:font-size-asian="9pt" style:font-style-asian="normal" style:font-size-complex="9pt" style:font-style-complex="normal"/>
    </style:style>
    <style:style style:name="T494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495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496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497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498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499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00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01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style:text-underline-style="solid" style:text-underline-width="auto" style:text-underline-color="font-color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style:text-underline-style="solid" style:text-underline-width="auto" style:text-underline-color="font-color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style:text-underline-style="solid" style:text-underline-width="auto" style:text-underline-color="font-color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style:text-underline-style="solid" style:text-underline-width="auto" style:text-underline-color="font-color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style:text-underline-style="solid" style:text-underline-width="auto" style:text-underline-color="font-color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510" style:family="text">
      <style:text-properties fo:font-size="9pt" fo:font-style="normal" style:text-underline-style="solid" style:text-underline-width="auto" style:text-underline-color="font-color" officeooo:rsid="0c85667e" style:font-size-asian="9pt" style:font-style-asian="normal" style:font-size-complex="9pt" style:font-style-complex="normal"/>
    </style:style>
    <style:style style:name="T511" style:family="text">
      <style:text-properties fo:font-size="9pt" fo:font-style="normal" style:text-underline-style="solid" style:text-underline-width="auto" style:text-underline-color="font-color" officeooo:rsid="0d1ec716" style:font-size-asian="9pt" style:font-style-asian="normal" style:font-size-complex="9pt" style:font-style-complex="normal"/>
    </style:style>
    <style:style style:name="T512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style:text-underline-style="none" fo:font-weight="normal" officeooo:rsid="0eba58f9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29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530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531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532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533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534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535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536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537" style:family="text">
      <style:text-properties fo:font-size="9pt" fo:font-style="italic" fo:font-weight="normal" officeooo:rsid="0237dc93" style:font-size-asian="9pt" style:font-style-asian="italic" style:font-weight-asian="normal" style:font-size-complex="9pt" style:font-style-complex="italic" style:font-weight-complex="normal"/>
    </style:style>
    <style:style style:name="T538" style:family="text">
      <style:text-properties fo:font-size="9pt" fo:font-style="italic" style:font-size-asian="9pt" style:font-style-asian="italic" style:font-size-complex="9pt" style:font-style-complex="italic"/>
    </style:style>
    <style:style style:name="T539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540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541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542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543" style:family="text">
      <style:text-properties fo:font-size="9pt" fo:font-style="italic" officeooo:rsid="02f842e5" style:font-size-asian="9pt" style:font-style-asian="italic" style:font-size-complex="9pt" style:font-style-complex="italic"/>
    </style:style>
    <style:style style:name="T544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545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546" style:family="text">
      <style:text-properties officeooo:rsid="070693ee"/>
    </style:style>
    <style:style style:name="T54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48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549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550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551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552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553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554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555" style:family="text">
      <style:text-properties style:text-underline-style="none" fo:font-weight="normal" style:font-weight-asian="normal" style:font-weight-complex="normal"/>
    </style:style>
    <style:style style:name="T556" style:family="text">
      <style:text-properties style:text-underline-style="none" fo:font-weight="normal" officeooo:rsid="0b9e39c7" style:font-weight-asian="normal" style:font-weight-complex="normal"/>
    </style:style>
    <style:style style:name="T557" style:family="text">
      <style:text-properties style:text-underline-style="none" fo:font-weight="normal" officeooo:rsid="0ba0030d" style:font-weight-asian="normal" style:font-weight-complex="normal"/>
    </style:style>
    <style:style style:name="T558" style:family="text">
      <style:text-properties style:text-underline-style="none" fo:font-weight="normal" officeooo:rsid="0ba3f5ac" style:font-weight-asian="normal" style:font-weight-complex="normal"/>
    </style:style>
    <style:style style:name="T559" style:family="text">
      <style:text-properties style:text-underline-style="none" fo:font-weight="normal" officeooo:rsid="0ba816f6" style:font-weight-asian="normal" style:font-weight-complex="normal"/>
    </style:style>
    <style:style style:name="T560" style:family="text">
      <style:text-properties style:text-underline-style="none" fo:font-weight="normal" officeooo:rsid="0ba82d9a" style:font-weight-asian="normal" style:font-weight-complex="normal"/>
    </style:style>
    <style:style style:name="T561" style:family="text">
      <style:text-properties style:text-underline-style="none" fo:font-weight="normal" officeooo:rsid="0ba954c3" style:font-weight-asian="normal" style:font-weight-complex="normal"/>
    </style:style>
    <style:style style:name="T562" style:family="text">
      <style:text-properties style:text-underline-style="none" fo:font-weight="normal" officeooo:rsid="0bceaf70" style:font-weight-asian="normal" style:font-weight-complex="normal"/>
    </style:style>
    <style:style style:name="T563" style:family="text">
      <style:text-properties style:text-underline-style="none" fo:font-weight="normal" officeooo:rsid="0c0ce766" style:font-weight-asian="normal" style:font-weight-complex="normal"/>
    </style:style>
    <style:style style:name="T564" style:family="text">
      <style:text-properties style:text-underline-style="none" fo:font-weight="normal" officeooo:rsid="0c5378d7" style:font-weight-asian="normal" style:font-weight-complex="normal"/>
    </style:style>
    <style:style style:name="T565" style:family="text">
      <style:text-properties style:text-underline-style="none" fo:font-weight="normal" officeooo:rsid="0ca983be" style:font-weight-asian="normal" style:font-weight-complex="normal"/>
    </style:style>
    <style:style style:name="T566" style:family="text">
      <style:text-properties style:text-underline-style="none" fo:font-weight="normal" officeooo:rsid="0cbe8fa9" style:font-weight-asian="normal" style:font-weight-complex="normal"/>
    </style:style>
    <style:style style:name="T567" style:family="text">
      <style:text-properties style:text-underline-style="none" fo:font-weight="normal" officeooo:rsid="0d46892e" style:font-weight-asian="normal" style:font-weight-complex="normal"/>
    </style:style>
    <style:style style:name="T568" style:family="text">
      <style:text-properties style:text-underline-style="none" fo:font-weight="normal" officeooo:rsid="0d475d5a" style:font-weight-asian="normal" style:font-weight-complex="normal"/>
    </style:style>
    <style:style style:name="T569" style:family="text">
      <style:text-properties style:text-underline-style="none" fo:font-weight="normal" officeooo:rsid="0d823870" style:font-weight-asian="normal" style:font-weight-complex="normal"/>
    </style:style>
    <style:style style:name="T570" style:family="text">
      <style:text-properties style:text-underline-style="none" fo:font-weight="normal" officeooo:rsid="0ddf2617" style:font-weight-asian="normal" style:font-weight-complex="normal"/>
    </style:style>
    <style:style style:name="T571" style:family="text">
      <style:text-properties style:text-underline-style="none" fo:font-weight="normal" officeooo:rsid="0cf33a94" style:font-weight-asian="normal" style:font-weight-complex="normal"/>
    </style:style>
    <style:style style:name="T572" style:family="text">
      <style:text-properties style:text-underline-style="none" fo:font-weight="normal" officeooo:rsid="0d61f811" style:font-weight-asian="normal" style:font-weight-complex="normal"/>
    </style:style>
    <style:style style:name="T573" style:family="text">
      <style:text-properties style:text-underline-style="none" fo:font-weight="normal" officeooo:rsid="0d60c13f" style:font-weight-asian="normal" style:font-weight-complex="normal"/>
    </style:style>
    <style:style style:name="T574" style:family="text">
      <style:text-properties style:text-underline-style="none" fo:font-weight="normal" officeooo:rsid="0cf58151" style:font-weight-asian="normal" style:font-weight-complex="normal"/>
    </style:style>
    <style:style style:name="T575" style:family="text">
      <style:text-properties style:text-underline-style="none" fo:font-weight="normal" officeooo:rsid="0d62285b" style:font-weight-asian="normal" style:font-weight-complex="normal"/>
    </style:style>
    <style:style style:name="T576" style:family="text">
      <style:text-properties style:text-underline-style="none" fo:font-weight="normal" officeooo:rsid="0e1a8c14" style:font-weight-asian="normal" style:font-weight-complex="normal"/>
    </style:style>
    <style:style style:name="T577" style:family="text">
      <style:text-properties style:text-underline-style="none" fo:font-weight="normal" officeooo:rsid="0e750401" style:font-weight-asian="normal" style:font-weight-complex="normal"/>
    </style:style>
    <style:style style:name="T578" style:family="text">
      <style:text-properties style:text-underline-style="none" fo:font-weight="normal" officeooo:rsid="0e764c66" style:font-weight-asian="normal" style:font-weight-complex="normal"/>
    </style:style>
    <style:style style:name="T579" style:family="text">
      <style:text-properties style:text-underline-style="none" fo:font-weight="normal" officeooo:rsid="0f0fc0da" style:font-weight-asian="normal" style:font-weight-complex="normal"/>
    </style:style>
    <style:style style:name="T580" style:family="text">
      <style:text-properties style:text-underline-style="none" fo:font-weight="normal" officeooo:rsid="0f276515" style:font-weight-asian="normal" style:font-weight-complex="normal"/>
    </style:style>
    <style:style style:name="T581" style:family="text">
      <style:text-properties style:text-underline-style="none" fo:font-weight="normal" officeooo:rsid="0f65c3be" style:font-weight-asian="normal" style:font-weight-complex="normal"/>
    </style:style>
    <style:style style:name="T582" style:family="text">
      <style:text-properties style:text-underline-style="none" fo:font-weight="normal" officeooo:rsid="0f6deb91" style:font-weight-asian="normal" style:font-weight-complex="normal"/>
    </style:style>
    <style:style style:name="T583" style:family="text">
      <style:text-properties style:text-underline-style="none" fo:font-weight="normal" officeooo:rsid="0f6df1f4" style:font-weight-asian="normal" style:font-weight-complex="normal"/>
    </style:style>
    <style:style style:name="T584" style:family="text">
      <style:text-properties style:text-underline-style="none" fo:font-weight="normal" officeooo:rsid="0f714808" style:font-weight-asian="normal" style:font-weight-complex="normal"/>
    </style:style>
    <style:style style:name="T585" style:family="text">
      <style:text-properties style:text-underline-style="none" fo:font-weight="normal" officeooo:rsid="0f72f59c" style:font-weight-asian="normal" style:font-weight-complex="normal"/>
    </style:style>
    <style:style style:name="T586" style:family="text">
      <style:text-properties style:text-underline-style="none" officeooo:rsid="0eec44b2"/>
    </style:style>
    <style:style style:name="T587" style:family="text">
      <style:text-properties style:text-underline-style="none" officeooo:rsid="077070cb"/>
    </style:style>
    <style:style style:name="T588" style:family="text">
      <style:text-properties officeooo:rsid="077070cb"/>
    </style:style>
    <style:style style:name="T589" style:family="text">
      <style:text-properties officeooo:rsid="0be9f343"/>
    </style:style>
    <style:style style:name="T590" style:family="text">
      <style:text-properties officeooo:rsid="0c24bbcc"/>
    </style:style>
    <style:style style:name="T591" style:family="text">
      <style:text-properties officeooo:rsid="0c392564"/>
    </style:style>
    <style:style style:name="T592" style:family="text">
      <style:text-properties officeooo:rsid="0c51d3fd"/>
    </style:style>
    <style:style style:name="T593" style:family="text">
      <style:text-properties officeooo:rsid="0ca84e65"/>
    </style:style>
    <style:style style:name="T594" style:family="text">
      <style:text-properties officeooo:rsid="0d8abd57"/>
    </style:style>
    <style:style style:name="T595" style:family="text">
      <style:text-properties officeooo:rsid="0dd83591"/>
    </style:style>
    <style:style style:name="T596" style:family="text">
      <style:text-properties fo:font-size="10pt" style:font-size-asian="10pt" style:font-size-complex="10pt"/>
    </style:style>
    <style:style style:name="T597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598" style:family="text">
      <style:text-properties fo:font-size="10pt" fo:font-style="normal" style:text-underline-style="none" officeooo:rsid="06f66ded" style:font-size-asian="10pt" style:font-style-asian="normal" style:font-size-complex="10pt" style:font-style-complex="normal"/>
    </style:style>
    <style:style style:name="T599" style:family="text">
      <style:text-properties fo:font-size="10pt" fo:font-style="normal" style:font-size-asian="10pt" style:font-style-asian="normal" style:font-size-complex="10pt" style:font-style-complex="normal"/>
    </style:style>
    <style:style style:name="T600" style:family="text">
      <style:text-properties fo:font-size="10pt" fo:font-weight="bold" officeooo:rsid="06f66ded" style:font-size-asian="10pt" style:font-weight-asian="bold" style:font-size-complex="10pt" style:font-weight-complex="bold"/>
    </style:style>
    <style:style style:name="T601" style:family="text">
      <style:text-properties officeooo:rsid="0eec44b2"/>
    </style:style>
    <style:style style:name="T602" style:family="text">
      <style:text-properties officeooo:rsid="0f097a90"/>
    </style:style>
    <style:style style:name="T603" style:family="text">
      <style:text-properties officeooo:rsid="0f0b84cf"/>
    </style:style>
    <style:style style:name="T604" style:family="text">
      <style:text-properties officeooo:rsid="0ff20b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311">N</text:span><text:span text:style-name="T310">ouns – </text:span><text:span text:style-name="T274">These rules define 3 </text:span><text:span text:style-name="T289">critical</text:span><text:span text:style-name="T274"> game concepts (moves, aptitudes, resources), then name, </text:span><text:span text:style-name="T287">define, and use </text:span><text:span text:style-name="T274">specializations of the basic concepts. </text:span><text:span text:style-name="T285">No need to memorize everything, but try not to confuse different species of </text:span><text:span text:style-name="T286">stuff with similar names.</text:span></text:p>
      <text:p text:style-name="P74"><text:span text:style-name="T286"/></text:p>
      <text:p text:style-name="P75"><text:span text:style-name="T329">Symbology</text:span><text:span text:style-name="T273"> – </text:span><text:span text:style-name="T274">I use </text:span><text:span text:style-name="T299">some </text:span><text:span text:style-name="T274">symbols to save space, </text:span><text:span text:style-name="T306">most</text:span><text:span text:style-name="T274"> defined elsewhere. </text:span><text:span text:style-name="T273">⌞⌝</text:span><text:span text:style-name="T274"> </text:span><text:span text:style-name="T291">means </text:span><text:span text:style-name="T300">there’s a</text:span><text:span text:style-name="T291"> </text:span><text:span text:style-name="T274">⌞</text:span><text:span text:style-name="T292">noun</text:span><text:span text:style-name="T274">⌝ </text:span><text:span text:style-name="T293">defined </text:span><text:span text:style-name="T294">with </text:span><text:span text:style-name="T298">(</text:span><text:span text:style-name="T307">nearly</text:span><text:span text:style-name="T298">) </text:span><text:span text:style-name="T296">that</text:span><text:span text:style-name="T291"> </text:span><text:span text:style-name="T295">name</text:span><text:span text:style-name="T291"> </text:span><text:span text:style-name="T297">in the rules. </text:span><text:span text:style-name="T301">Italics </text:span><text:span text:style-name="T304">is </text:span><text:span text:style-name="T302">a</text:span><text:span text:style-name="T308">n </text:span><text:span text:style-name="T305">“</text:span><text:span text:style-name="T308">active” </text:span><text:span text:style-name="T327">⌞</text:span><text:span text:style-name="T328">move</text:span><text:span text:style-name="T326">⌝</text:span><text:span text:style-name="T328"> name</text:span><text:span text:style-name="T301">, </text:span><text:span text:style-name="T303">not </text:span><text:span text:style-name="T313">emphasis</text:span><text:span text:style-name="T301">.</text:span></text:p>
      <text:p text:style-name="P54"/>
      <text:p text:style-name="P73"><text:span text:style-name="T323">Moves</text:span><text:span text:style-name="T310"> –</text:span><text:span text:style-name="T274"> </text:span><text:span text:style-name="T283">A move is </text:span><text:span text:style-name="T288">an</text:span><text:span text:style-name="T284"> action</text:span><text:span text:style-name="T282"> you </text:span><text:span text:style-name="T290">can </text:span><text:span text:style-name="T284">take </text:span><text:span text:style-name="T309">as </text:span><text:span text:style-name="T324">either a </text:span><text:span text:style-name="T312">player</text:span><text:span text:style-name="T324"> or a </text:span><text:span text:style-name="T312">character</text:span><text:span text:style-name="T314"> </text:span><text:span text:style-name="T322">while</text:span><text:span text:style-name="T314"> playing this game. </text:span><text:span text:style-name="T317">The block of text describes </text:span><text:span text:style-name="T321">how the move works.</text:span><text:span text:style-name="T317"> </text:span><text:span text:style-name="T316">Usually a move has an in-game effect; sometimes it has activation conditions or costs.</text:span></text:p>
      <text:p text:style-name="P57"/>
      <text:p text:style-name="P73"><text:span text:style-name="T315">Meta moves, like this one, </text:span><text:span text:style-name="T318">define </text:span><text:span text:style-name="T315">the game itself. </text:span><text:span text:style-name="T319">You ⌞</text:span><text:span text:style-name="T325">make a move</text:span><text:span text:style-name="T319">⌝ </text:span><text:span text:style-name="T320">like this one </text:span><text:span text:style-name="T319">just by reading it.</text:span></text:p>
      <text:p text:style-name="P58"/>
      <text:p text:style-name="P6"><text:span text:style-name="T586">Aptitudes</text:span><text:span text:style-name="T601"> –</text:span><text:span text:style-name="T19"> </text:span><text:span text:style-name="T99">An aptitude </text:span><text:span text:style-name="T144">is a score </text:span><text:span text:style-name="T66">represent</text:span><text:span text:style-name="T144">ing</text:span><text:span text:style-name="T66"> </text:span><text:span text:style-name="T141">a</text:span><text:span text:style-name="T143">f</text:span><text:span text:style-name="T141">finity</text:span><text:span text:style-name="T121"> or </text:span><text:span text:style-name="T67">proficiency </text:span><text:span text:style-name="T97">at some challenging </text:span><text:span text:style-name="T98">activity. ⌞</text:span><text:span text:style-name="T579">Moves⌝ say what you </text:span><text:span text:style-name="T550">can</text:span><text:span text:style-name="T579"> do; aptitudes </text:span><text:span text:style-name="T580">track </text:span><text:span text:style-name="T579">what you’re </text:span><text:span text:style-name="T550">good</text:span><text:span text:style-name="T579"> at. </text:span><text:span text:style-name="T581">Don’t confuse them.</text:span></text:p>
      <text:p text:style-name="P59"/>
      <text:p text:style-name="P34"><text:span text:style-name="T587">Resources</text:span><text:span text:style-name="T588"> –</text:span><text:span text:style-name="T12"> </text:span><text:span text:style-name="T42">A r</text:span><text:span text:style-name="T12">esource </text:span><text:span text:style-name="T42">is </text:span><text:span text:style-name="T12">some asset or </text:span><text:span text:style-name="T43">quality</text:span><text:span text:style-name="T12"> </text:span><text:span text:style-name="T159">you have</text:span><text:span text:style-name="T142"> </text:span><text:span text:style-name="T159">in this game</text:span><text:span text:style-name="T12">. </text:span><text:span text:style-name="T33">S</text:span><text:span text:style-name="T31">ome </text:span><text:span text:style-name="T64">resources </text:span><text:span text:style-name="T32">are just </text:span><text:span text:style-name="T34">notes </text:span><text:span text:style-name="T35">you keep</text:span><text:span text:style-name="T31">, </text:span><text:span text:style-name="T33">but </text:span><text:span text:style-name="T96">many </text:span><text:span text:style-name="T30">are tracked with points </text:span><text:span text:style-name="T160">that go up and down during play. </text:span><text:span text:style-name="T161">Some combine both.</text:span></text:p>
      <text:p text:style-name="P58"/>
      <text:p text:style-name="P10"><text:span text:style-name="T177">Make a move</text:span> – <text:span text:style-name="T36">You “</text:span><text:span text:style-name="T37">make”</text:span><text:span text:style-name="T36"> a ⌞move⌝ </text:span><text:span text:style-name="T106">by </text:span><text:span text:style-name="T551">doing</text:span><text:span text:style-name="T552"> something described </text:span><text:span text:style-name="T553">in</text:span><text:span text:style-name="T552"> a move</text:span><text:span text:style-name="T556">. </text:span><text:span text:style-name="T565">You may be </text:span><text:span text:style-name="T554">required</text:span><text:span text:style-name="T565"> to make a move by its </text:span><text:span text:style-name="T582">description</text:span><text:span text:style-name="T565"> </text:span><text:span text:style-name="T569">or </text:span><text:span text:style-name="T583">by </text:span><text:span text:style-name="T569">some other move</text:span><text:span text:style-name="T565">.</text:span></text:p>
      <text:p text:style-name="P61"/>
      <text:p text:style-name="P11"><text:span text:style-name="T557">If there’s no move that </text:span><text:span text:style-name="T561">at least kinda</text:span><text:span text:style-name="T557"> describes what you’re doing, </text:span><text:span text:style-name="T558">or there is but you </text:span><text:span text:style-name="T576">don’t have</text:span><text:span text:style-name="T558"> it</text:span><text:span text:style-name="T557">, you can’t do that thing.</text:span></text:p>
      <text:p text:style-name="P62"/>
      <text:p text:style-name="P11"><text:span text:style-name="T559">I</text:span><text:span text:style-name="T558">f the move’s description says that some conditions </text:span><text:span text:style-name="T584">apply</text:span><text:span text:style-name="T558">, </text:span><text:span text:style-name="T559">but those conditions aren’t </text:span><text:span text:style-name="T585">met</text:span><text:span text:style-name="T559"> (and you can’t </text:span><text:span text:style-name="T585">meet them</text:span><text:span text:style-name="T559">)</text:span><text:span text:style-name="T558">, you can’t make the move. </text:span><text:span text:style-name="T560">Same if it says there’s a cost that you can’t or won’t </text:span><text:span text:style-name="T562">pay</text:span><text:span text:style-name="T560">.</text:span></text:p>
      <text:p text:style-name="P15"/>
      <text:p text:style-name="P55">Chain moves – <text:span text:style-name="T6">Sometimes a ⌞move⌝ </text:span><text:span text:style-name="T38">(parent)</text:span><text:span text:style-name="T6"> says that it applies when you’re making a different move </text:span><text:span text:style-name="T38">(child)</text:span><text:span text:style-name="T6"> </text:span><text:span text:style-name="T232">or that you should make another move (child) as a </text:span><text:span text:style-name="T234">part</text:span><text:span text:style-name="T232"> of </text:span><text:span text:style-name="T235">the parent</text:span><text:span text:style-name="T232">. Unless otherwise stated, you’re </text:span><text:span text:style-name="T236">making both moves: </text:span><text:span text:style-name="T232">first the parent and then the child. </text:span><text:span text:style-name="T238">Everything</text:span><text:span text:style-name="T232"> </text:span><text:span text:style-name="T237">related to the </text:span><text:span text:style-name="T232">child appl</text:span><text:span text:style-name="T239">ies</text:span><text:span text:style-name="T232"> </text:span><text:span text:style-name="T233">normally</text:span><text:span text:style-name="T232">, unless the parent move says </text:span><text:span text:style-name="T240">otherwise</text:span><text:span text:style-name="T232">.</text:span></text:p>
      <text:h text:style-name="P76" text:outline-level="2"><text:span text:style-name="T539">Respect our limits</text:span><text:span text:style-name="T482"> – This game </text:span><text:span text:style-name="T483">is </text:span><text:span text:style-name="T484">for everyone at the table</text:span><text:span text:style-name="T482">. If somebody </text:span><text:span text:style-name="T474">needs to ⌞</text:span><text:span text:style-name="T536">state a limit</text:span><text:span text:style-name="T527">⌝</text:span><text:span text:style-name="T482">, immediately cut away or fade to black from whatever is upsetting them. Talk as a table about how to continue the story while </text:span><text:span text:style-name="T485">embracing</text:span><text:span text:style-name="T482"> the limit.</text:span></text:h>
      <text:list xml:id="list3402523581" text:style-name="L1">
        <text:list-header>
          <text:h text:style-name="P80" text:outline-level="2"/>
          <text:h text:style-name="P80" text:outline-level="2"><text:span text:style-name="T177">State a limit</text:span><text:span text:style-name="T187"> – </text:span><text:span text:style-name="T195">This is a game to have fun. If some theme, activity, or imagery of the story is ruining your fun, speak up. </text:span><text:span text:style-name="T196">You don’t have to explain why, you only have to </text:span><text:span text:style-name="T197">indicate </text:span><text:span text:style-name="T196">what.</text:span></text:h>
        </text:list-header>
      </text:list>
      <text:h text:style-name="P85" text:outline-level="2"/>
      <text:h text:style-name="P81" text:outline-level="2"><text:span text:style-name="T177">Think </text:span><text:span text:style-name="T178">for the camera</text:span><text:span text:style-name="T187"> – </text:span><text:span text:style-name="T195">This game works better when </text:span><text:span text:style-name="T229">we</text:span><text:span text:style-name="T195"> think like </text:span><text:span text:style-name="T231">we’re</text:span><text:span text:style-name="T224"> </text:span><text:span text:style-name="T195">directing a </text:span><text:span text:style-name="T205">tv series more</text:span><text:span text:style-name="T195"> than writing a novel. Focus on what </text:span><text:span text:style-name="T229">we</text:span><text:span text:style-name="T224"> </text:span><text:span text:style-name="T195">can perceive with </text:span><text:span text:style-name="T225">ou</text:span><text:span text:style-name="T226">r</text:span><text:span text:style-name="T225"> </text:span><text:span text:style-name="T195">(supernatural?) senses </text:span><text:span text:style-name="T203">here in the moment.</text:span></text:h>
      <text:h text:style-name="P96" text:outline-level="2"/>
      <text:h text:style-name="P82" text:outline-level="2"><text:span text:style-name="T183">Invent fiction</text:span><text:span text:style-name="T195"> – </text:span><text:span text:style-name="T206">This game shines when you s</text:span><text:span text:style-name="T195">peak up </text:span><text:span text:style-name="T206">to </text:span><text:span text:style-name="T214">refine, </text:span><text:span text:style-name="T221">improve,</text:span><text:span text:style-name="T213"> or </text:span><text:span text:style-name="T220">augment</text:span><text:span text:style-name="T213"> </text:span><text:span text:style-name="T215">the </text:span><text:span text:style-name="T218">scenario</text:span><text:span text:style-name="T195">. </text:span><text:span text:style-name="T216">It needs to make sense, and t</text:span><text:span text:style-name="T212">he </text:span><text:span text:style-name="T222">GM</text:span><text:span text:style-name="T212"> has final veto, but the </text:span><text:span text:style-name="T217">only firm rule</text:span><text:span text:style-name="T212"> is: </text:span><text:span text:style-name="T198">don’t contradict anything already established. </text:span><text:span text:style-name="T188">Use this to set up </text:span><text:span text:style-name="T193">a</text:span><text:span text:style-name="T188"> move </text:span><text:span text:style-name="T264">or</text:span><text:span text:style-name="T188"> </text:span><text:span text:style-name="T189">just </text:span><text:span text:style-name="T192">to </text:span><text:span text:style-name="T188">make </text:span><text:span text:style-name="T191">shit</text:span><text:span text:style-name="T188"> cooler.</text:span></text:h>
      <text:h text:style-name="P86" text:outline-level="2"/>
      <text:h text:style-name="P97" text:outline-level="2"><text:span text:style-name="T199">Ex.</text:span><text:span text:style-name="T7"> </text:span><text:span text:style-name="T244">T</text:span><text:span text:style-name="T245">he</text:span><text:span text:style-name="T246">y’re </text:span><text:span text:style-name="T245">wearing </text:span><text:span text:style-name="T247">my</text:span><text:span text:style-name="T245"> favorite </text:span><text:span text:style-name="T248">designer. </text:span><text:span text:style-name="T249">My</text:span><text:span text:style-name="T250"> </text:span><text:span text:style-name="T251">fur</text:span><text:span text:style-name="T250"> is </text:span><text:span text:style-name="T252">saturated violet</text:span><text:span text:style-name="T253">. </text:span><text:span text:style-name="T254">Lucky </text:span><text:span text:style-name="T255">I’ve always got my boot knife.</text:span><text:span text:style-name="T248"> </text:span><text:span text:style-name="T199">Maybe the </text:span><text:span text:style-name="T256">roof</text:span><text:span text:style-name="T199"> collapsed in one corner. </text:span><text:span text:style-name="T244">It’s a huge gun, </text:span><text:span text:style-name="T257">just</text:span><text:span text:style-name="T244"> a fucking giant revolver with shells like Vienna sausages</text:span><text:span text:style-name="T258">.</text:span><text:span text:style-name="T244"> </text:span><text:span text:style-name="T259">Surely there’s </text:span><text:span text:style-name="T260">a forklift in this warehouse.</text:span></text:h>
      <text:h text:style-name="P91" text:outline-level="2"/>
      <text:h text:style-name="P83" text:outline-level="2"><text:span text:style-name="T179">B</text:span><text:span text:style-name="T177">e curious, not cautious</text:span><text:span text:style-name="T187"> –</text:span><text:span text:style-name="T195"> </text:span><text:span text:style-name="T208">This</text:span><text:span text:style-name="T195"> game is more fun when </text:span><text:span text:style-name="T230">we</text:span><text:span text:style-name="T195"> play to find out what happens </text:span><text:span text:style-name="T200">than when </text:span><text:span text:style-name="T230">we</text:span><text:span text:style-name="T227"> </text:span><text:span text:style-name="T200">play to keep our character</text:span><text:span text:style-name="T241">s</text:span><text:span text:style-name="T200"> </text:span><text:span text:style-name="T228">content</text:span><text:span text:style-name="T200">. </text:span><text:span text:style-name="T201">Stories about people who never </text:span><text:span text:style-name="T210">take risks, never </text:span><text:span text:style-name="T201">get hurt, who never fail </text:span><text:span text:style-name="T202">leave </text:span><text:span text:style-name="T201">fewer memories than stories about </text:span><text:span text:style-name="T202">a hot fucking mess</text:span><text:span text:style-name="T204">.</text:span></text:h>
      <text:h text:style-name="P87" text:outline-level="2"/>
      <text:h text:style-name="P84" text:outline-level="2"><text:span text:style-name="T181">D</text:span><text:span text:style-name="T182">on’t sweat the meta</text:span><text:span text:style-name="T190"> – </text:span><text:span text:style-name="T207">In this game, i</text:span><text:span text:style-name="T209">t’s okay for you to know things </text:span><text:span text:style-name="T211">that</text:span><text:span text:style-name="T209"> you don’t know, and to act on that knowledge when it would make </text:span><text:span text:style-name="T219">shit</text:span><text:span text:style-name="T209"> cooler. </text:span><text:span text:style-name="T223">Likewise, don’t </text:span><text:span text:style-name="T263">keep</text:span><text:span text:style-name="T261"> “secrets”</text:span><text:span text:style-name="T223">. Be </text:span><text:span text:style-name="T261">open </text:span><text:span text:style-name="T223">so that everybody </text:span><text:span text:style-name="T262">knows</text:span><text:span text:style-name="T223"> the badass shit </text:span><text:span text:style-name="T230">you’re up to.</text:span></text:h>
      <text:h text:style-name="P92" text:outline-level="2"/>
      <text:h text:style-name="P77" text:outline-level="2"><text:span text:style-name="T540">Dispute</text:span><text:span text:style-name="T538"> fiction</text:span><text:span text:style-name="T493"> </text:span><text:span text:style-name="T381">– Sometimes the </text:span><text:span text:style-name="T392">GM</text:span><text:span text:style-name="T381"> will say something they think is cool, but that just ruins the story </text:span><text:span text:style-name="T387">for you</text:span><text:span text:style-name="T381">. </text:span><text:span text:style-name="T388">You’</text:span><text:span text:style-name="T389">re</text:span><text:span text:style-name="T388"> </text:span><text:span text:style-name="T390">trying</text:span><text:span text:style-name="T388"> to ⌞</text:span><text:span text:style-name="T529">be curious, not cautious⌝</text:span><text:span text:style-name="T388"> but whatever the </text:span><text:span text:style-name="T392">GM</text:span><text:span text:style-name="T388"> said just seems to cheapen the whole damn thing for you. Speak up and negotiate </text:span><text:span text:style-name="T391">an</text:span><text:span text:style-name="T388"> alternative.</text:span></text:h>
      <text:h text:style-name="P77" text:outline-level="2"><text:span text:style-name="T388"/></text:h>
      <text:h text:style-name="P78" text:outline-level="2"><text:span text:style-name="T388">T</text:span><text:span text:style-name="T381">his isn’t the same as ⌞</text:span><text:span text:style-name="T528">resist consequences⌝</text:span><text:span text:style-name="T381">. Don’t use this to gain an in-game advantage. Use this when something happens that would make you </text:span><text:span text:style-name="T411">turn off</text:span><text:span text:style-name="T381"> a show you </text:span><text:span text:style-name="T411">were watching.</text:span></text:h>
      <text:p text:style-name="P2"/>
      <text:p text:style-name="P5"><text:span text:style-name="T379">Labeled </text:span><text:span text:style-name="T380">items</text:span><text:span text:style-name="T379"> –</text:span><text:span text:style-name="T330"> </text:span><text:span text:style-name="T357">Items are often grouped into labeled sections. </text:span><text:span text:style-name="T350">Instead of a specific </text:span><text:span text:style-name="T351">item</text:span><text:span text:style-name="T350">, a ⌞move⌝ may mention a </text:span><text:span text:style-name="T359">section </text:span><text:span text:style-name="T350">label instead. This refers to any or all </text:span><text:span text:style-name="T351">item</text:span><text:span text:style-name="T363">s </text:span><text:span text:style-name="T358">found in a section with that </text:span><text:span text:style-name="T364">label</text:span><text:span text:style-name="T358">—</text:span><text:span text:style-name="T362">or any subsection of it.</text:span></text:p>
      <text:p text:style-name="P2"/>
      <text:p text:style-name="P4">Bought and free items – <text:span text:style-name="T6">Some </text:span><text:span text:style-name="T12">items</text:span><text:span text:style-name="T6"> </text:span><text:span text:style-name="T40">have a </text:span><text:span text:style-name="T335">○</text:span><text:span text:style-name="T336">; these items must be purchased </text:span><text:span text:style-name="T376">at</text:span><text:span text:style-name="T336"> character creation or with XP</text:span><text:span text:style-name="T345">. </text:span><text:span text:style-name="T360">When you buy a </text:span><text:span text:style-name="T335">○, </text:span><text:span text:style-name="T360">fill it </text:span><text:span text:style-name="T361">in </text:span><text:span text:style-name="T378">solid</text:span><text:span text:style-name="T336">. </text:span><text:span text:style-name="T341">Items with </text:span><text:span text:style-name="T335">● </text:span><text:span text:style-name="T341">are </text:span><text:span text:style-name="T342">“</text:span><text:span text:style-name="T378">pre-bought”.</text:span></text:p>
      <text:p text:style-name="P19"/>
      <text:p text:style-name="P17"><text:span text:style-name="T342">I</text:span><text:span text:style-name="T330">tems prefixed with </text:span><text:span text:style-name="T382">△ </text:span><text:span text:style-name="T383">are </text:span><text:span text:style-name="T422">yours</text:span><text:span text:style-name="T381"> </text:span><text:span text:style-name="T506">only</text:span><text:span text:style-name="T385"> </text:span><text:span text:style-name="T381">if </text:span><text:span text:style-name="T384">a move or the GM</text:span><text:span text:style-name="T381"> says </text:span><text:span text:style-name="T386">you get them—</text:span><text:span text:style-name="T465">f</text:span><text:span text:style-name="T464">ill it in that case</text:span><text:span text:style-name="T381">. </text:span><text:span text:style-name="T466">You cannot buy </text:span><text:span text:style-name="T382">△ </text:span><text:span text:style-name="T467">directly.</text:span></text:p>
      <text:p text:style-name="P2"/>
      <text:p text:style-name="P3"><text:span text:style-name="T344">I</text:span><text:span text:style-name="T339">tems</text:span><text:span text:style-name="T336"> </text:span><text:span text:style-name="T349">with neither</text:span><text:span text:style-name="T336"> </text:span><text:span text:style-name="T382">△, </text:span><text:span text:style-name="T335">○, </text:span><text:span text:style-name="T352">nor</text:span><text:span text:style-name="T343"> </text:span><text:span text:style-name="T335">● </text:span><text:span text:style-name="T336">are </text:span><text:span text:style-name="T340">automatically </text:span><text:span text:style-name="T354">in play</text:span><text:span text:style-name="T336"> if your playbook contains them.</text:span></text:p>
      <text:p text:style-name="P21"/>
      <text:p text:style-name="P23"><text:span text:style-name="T589">Gated moves (0) </text:span>–<text:span text:style-name="T6"> </text:span><text:span text:style-name="T44">Some moves have a number in parenthesis after the name. </text:span><text:span text:style-name="T45">In order to buy such a move, y</text:span><text:span text:style-name="T44">ou must already have </text:span><text:span text:style-name="T48">at least </text:span><text:span text:style-name="T46">that </text:span><text:span text:style-name="T47">number of </text:span><text:span text:style-name="T44">moves from the same </text:span><text:span text:style-name="T103">sub</text:span><text:span text:style-name="T44">section of your playbook.</text:span></text:p>
      <text:p text:style-name="P63"/>
      <text:p text:style-name="P24"><text:span text:style-name="T595">🗣Consult the GM –</text:span><text:span text:style-name="T109"> Stuff with </text:span><text:span text:style-name="T125">a </text:span><text:span text:style-name="T194">🗣</text:span><text:span text:style-name="T242"> </text:span><text:span text:style-name="T243">icon</text:span><text:span text:style-name="T109"> </text:span><text:span text:style-name="T112">may not be appropriate </text:span><text:span text:style-name="T113">for </text:span><text:span text:style-name="T115">your </text:span><text:span text:style-name="T120">story </text:span><text:span text:style-name="T135">(</text:span><text:span text:style-name="T132">at this time</text:span><text:span text:style-name="T135">)</text:span><text:span text:style-name="T115">—</text:span><text:span text:style-name="T116">or it </text:span><text:span text:style-name="T112">may have </text:span><text:span text:style-name="T115">special </text:span><text:span text:style-name="T127">fictional </text:span><text:span text:style-name="T115">restrictions </text:span><text:span text:style-name="T117">or implications</text:span><text:span text:style-name="T111">.</text:span><text:span text:style-name="T110"> </text:span><text:span text:style-name="T112">Talk to the GM</text:span><text:span text:style-name="T114"> </text:span><text:span text:style-name="T133">about</text:span><text:span text:style-name="T119"> taking</text:span><text:span text:style-name="T118"> </text:span><text:span text:style-name="T134">a</text:span><text:span text:style-name="T136">ny</text:span><text:span text:style-name="T134"> </text:span><text:span text:style-name="T595">🗣</text:span><text:span text:style-name="T109"> </text:span><text:span text:style-name="T126">option</text:span><text:span text:style-name="T109">. </text:span><text:span text:style-name="T129">Please </text:span><text:span text:style-name="T131">be cool </text:span><text:span text:style-name="T128">if </text:span><text:span text:style-name="T134">it’s </text:span><text:span text:style-name="T130">un</text:span><text:span text:style-name="T128">available. </text:span><text:span text:style-name="T137">Limitations define us.</text:span></text:p>
      <text:p text:style-name="P21"/>
      <text:p text:style-name="P9"><text:span text:style-name="T602">Aptitude Rating –</text:span><text:span text:style-name="T140"> </text:span><text:span text:style-name="T10">When you first </text:span><text:span text:style-name="T16">get</text:span><text:span text:style-name="T10"> an ⌞</text:span><text:span text:style-name="T15">aptitude</text:span><text:span text:style-name="T18">⌝</text:span><text:span text:style-name="T10">, it starts at </text:span><text:span text:style-name="T13">+</text:span><text:span text:style-name="T10">0—</text:span><text:span text:style-name="T11">even this </text:span><text:span text:style-name="T6">gives you almost a 60% chance of success. </text:span><text:span text:style-name="T13">Each additional </text:span><text:span text:style-name="T335">○ </text:span><text:span text:style-name="T339">you buy </text:span><text:span text:style-name="T340">gives you another +1 to your modifier. </text:span><text:span text:style-name="T346">If you haven’t </text:span><text:span text:style-name="T375">got </text:span><text:span text:style-name="T346">an aptitude, </text:span><text:span text:style-name="T347">but </text:span><text:span text:style-name="T371">need to roll it anyway</text:span><text:span text:style-name="T346">, </text:span><text:span text:style-name="T348">roll with -1.</text:span></text:p>
      <text:p text:style-name="P64"/>
      <text:p text:style-name="P25"><text:span text:style-name="T145">Some aptitudes have more </text:span><text:span text:style-name="T146">or </text:span><text:span text:style-name="T147">less</text:span><text:span text:style-name="T146"> </text:span><text:span text:style-name="T148">○ </text:span><text:span text:style-name="T149">available</text:span><text:span text:style-name="T148">. </text:span><text:span text:style-name="T150">Buying </text:span><text:span text:style-name="T146">more than </text:span><text:span text:style-name="T151">4</text:span><text:span text:style-name="T145"> </text:span><text:span text:style-name="T148">○ </text:span><text:span text:style-name="T145">let</text:span><text:span text:style-name="T152">s</text:span><text:span text:style-name="T145"> you soak up penalties to rolls, </text:span><text:span text:style-name="T153">but</text:span><text:span text:style-name="T145"> </text:span><text:span text:style-name="T154">doesn’t </text:span><text:span text:style-name="T145">let you exceed the maximum </text:span><text:span text:style-name="T155">total </text:span><text:span text:style-name="T145">modifier.</text:span></text:p>
      <text:p text:style-name="P26"/>
      <text:p text:style-name="P26">Alternate aptitudes –<text:span text:style-name="T6"> </text:span><text:span text:style-name="T162">If a move says to roll something with a nonstandard ⌞aptitude⌝, j</text:span><text:span text:style-name="T6">ust use the weird </text:span><text:span text:style-name="T164">one</text:span><text:span text:style-name="T6">—</text:span><text:span text:style-name="T547">don’t</text:span><text:span text:style-name="T6"> add </text:span><text:span text:style-name="T163">it on.</text:span></text:p>
      <text:p text:style-name="P66"/>
      <text:p text:style-name="P12"/>
      <text:p text:style-name="P53"><text:soft-page-break/><text:span text:style-name="T498">(</text:span><text:span text:style-name="T497">Progress</text:span><text:span text:style-name="T498">)</text:span><text:span text:style-name="T497"> </text:span><text:span text:style-name="T499">B</text:span><text:span text:style-name="T497">ars</text:span><text:span text:style-name="T493"> –</text:span><text:span text:style-name="T381"> </text:span><text:span text:style-name="T487">P</text:span><text:span text:style-name="T425">rogress bars</text:span><text:span text:style-name="T381"> are </text:span><text:span text:style-name="T393">a </text:span><text:span text:style-name="T488">GM-</text:span><text:span text:style-name="T489">managed </text:span><text:span text:style-name="T490">shared</text:span><text:span text:style-name="T488"> ⌞resource⌝</text:span><text:span text:style-name="T393"> </text:span><text:span text:style-name="T381">abstract</text:span><text:span text:style-name="T488">ly</text:span><text:span text:style-name="T381"> </text:span><text:span text:style-name="T488">representing</text:span><text:span text:style-name="T381"> </text:span><text:span text:style-name="T420">rising tension</text:span><text:span text:style-name="T398"> or </text:span><text:span text:style-name="T421">sustained </text:span><text:span text:style-name="T394">activit</text:span><text:span text:style-name="T420">y</text:span><text:span text:style-name="T399">. </text:span><text:span text:style-name="T395">A </text:span><text:span text:style-name="T425">bar </text:span><text:span text:style-name="T395">has a title and some number of ticks between </text:span><text:span text:style-name="T457">2</text:span><text:span text:style-name="T395"> and 8. </text:span><text:span text:style-name="T397">When the last tick is filled</text:span><text:span text:style-name="T396">, </text:span><text:span text:style-name="T400">whatever the title says happens.</text:span></text:p>
      <text:p text:style-name="P70"/>
      <text:p text:style-name="P18"><text:span text:style-name="T541">T</text:span><text:span text:style-name="T538">ick a </text:span><text:span text:style-name="T542">bar</text:span><text:span text:style-name="T493"> –</text:span><text:span text:style-name="T381"> </text:span><text:span text:style-name="T426">When the GM or a move says to tick a ⌞bar</text:span><text:span text:style-name="T481">⌝</text:span><text:span text:style-name="T426">, fill one tick on it.</text:span><text:span text:style-name="T427"> If they say to tick it some number of times, fill that many ticks.</text:span></text:p>
      <text:p text:style-name="P98"/>
      <text:p text:style-name="P35"><text:span text:style-name="T604">Resource points –</text:span><text:span text:style-name="T165"> If applicable, </text:span><text:span text:style-name="T166">e</text:span><text:span text:style-name="T276">ach point of a </text:span><text:span text:style-name="T277">particular ⌞r</text:span><text:span text:style-name="T276">esource</text:span><text:span text:style-name="T481">⌝</text:span><text:span text:style-name="T486"> is</text:span><text:span text:style-name="T276"> </text:span><text:span text:style-name="T156">tracked</text:span><text:span text:style-name="T276"> with a</text:span><text:span text:style-name="T275"> </text:span><text:span text:style-name="T278">▢</text:span><text:span text:style-name="T25">—</text:span><text:span text:style-name="T169">maybe</text:span><text:span text:style-name="T167"> with </text:span><text:span text:style-name="T171">an </text:span><text:span text:style-name="T170">individual </text:span><text:span text:style-name="T167">note attached</text:span><text:span text:style-name="T278">. </text:span><text:span text:style-name="T279">Some resources come in ranks </text:span><text:span text:style-name="T157">with </text:span><text:span text:style-name="T335">○</text:span><text:span text:style-name="T280">, </text:span><text:span text:style-name="T281">permitting you to </text:span><text:span text:style-name="T65">buy </text:span><text:span text:style-name="T281">more </text:span><text:span text:style-name="T25">▢</text:span><text:span text:style-name="T279">.</text:span></text:p>
      <text:p text:style-name="P20"/>
      <text:p text:style-name="P22"><text:span text:style-name="T23">When you </text:span><text:span text:style-name="T24">restore or </text:span><text:span text:style-name="T23">gain a resource, fill a </text:span><text:span text:style-name="T25">▢. </text:span><text:span text:style-name="T26">You cannot have more of a </text:span><text:span text:style-name="T27">r</text:span><text:span text:style-name="T26">esource than you </text:span><text:span text:style-name="T28">have </text:span><text:span text:style-name="T25">▢ </text:span><text:span text:style-name="T26">for </text:span><text:span text:style-name="T158">it</text:span><text:span text:style-name="T26">. </text:span><text:span text:style-name="T29">If all your </text:span><text:span text:style-name="T25">▢</text:span><text:span text:style-name="T29"> are full when you’re supposed to gain the resource, just don’t fill anything.</text:span></text:p>
      <text:p text:style-name="P20"/>
      <text:p text:style-name="P13"><text:span text:style-name="T338">When you spend or lose a resource, erase a filled </text:span><text:span text:style-name="T337">▢. </text:span><text:span text:style-name="T338">If you don’t have any filled </text:span><text:span text:style-name="T337">▢, </text:span><text:span text:style-name="T365">you can’t do move</text:span><text:span text:style-name="T367">s</text:span><text:span text:style-name="T365"> requiring you to </text:span><text:span text:style-name="T544">spend</text:span><text:span text:style-name="T365"> </text:span><text:span text:style-name="T368">that </text:span><text:span text:style-name="T365">resource</text:span><text:span text:style-name="T338">. </text:span><text:span text:style-name="T366">On the </text:span><text:span text:style-name="T370">other hand</text:span><text:span text:style-name="T365">, if a </text:span><text:span text:style-name="T353">move’</text:span><text:span text:style-name="T355">s effect</text:span><text:span text:style-name="T353"> tells you to </text:span><text:span text:style-name="T545">lose</text:span><text:span text:style-name="T353"> a resource </text:span><text:span text:style-name="T369">you’re out of</text:span><text:span text:style-name="T353">, just don’t erase anything—any other effects or consequences of the move still happen as normal, though.</text:span></text:p>
      <text:p text:style-name="P67"/>
      <text:p text:style-name="P68">Unless stated otherwise, you start the game with all resources full.</text:p>
      <text:p text:style-name="P27"/>
      <text:p text:style-name="P16"><text:span text:style-name="T592">Lose what you spend</text:span> – <text:span text:style-name="T6">Unless stated otherwise </text:span><text:span text:style-name="T49">and regardless of where the cost appears in the move’s description </text:span><text:span text:style-name="T62">text</text:span><text:span text:style-name="T6">, you </text:span><text:span text:style-name="T50">lose </text:span><text:span text:style-name="T51">a</text:span><text:span text:style-name="T6"> move’s cost</text:span><text:span text:style-name="T52">(</text:span><text:span text:style-name="T6">s</text:span><text:span text:style-name="T52">)</text:span><text:span text:style-name="T6"> </text:span><text:span text:style-name="T547">immediately before you roll</text:span><text:span text:style-name="T555"> </text:span><text:span text:style-name="T564">and</text:span><text:span text:style-name="T563"> determine results</text:span><text:span text:style-name="T555">. </text:span><text:span text:style-name="T563">If there’s no roll, </text:span><text:span text:style-name="T568">you just lose the ⌞resource⌝</text:span><text:span text:style-name="T563"> before the effect takes place.</text:span></text:p>
      <text:p text:style-name="P65"><text:s/></text:p>
      <text:p text:style-name="P56">Status – <text:span text:style-name="T6">A status is a </text:span><text:span text:style-name="T20">short, </text:span><text:span text:style-name="T108">free-form </text:span><text:span text:style-name="T20">phrase describing a </text:span><text:span text:style-name="T6">condition or state that is true; </text:span><text:span text:style-name="T17">about you, anybody else, an item, or place. </text:span><text:span text:style-name="T18">When a move or the GM says you or something of yours gets a status, write it down. As long as it’s written down, no aspect of the fiction can violate its truth.</text:span></text:p>
      <text:p text:style-name="P7"/>
      <text:p text:style-name="P7"><text:span text:style-name="T177">Remove a status</text:span> –<text:span text:style-name="T6"> </text:span><text:span text:style-name="T63">E</text:span><text:span text:style-name="T21">rase</text:span><text:span text:style-name="T6"> a ⌞status⌝ when a move or the GM says you can, or when it no longer makes sense for it to be true.</text:span></text:p>
      <text:p text:style-name="P7"/>
      <text:p text:style-name="P33"><text:span text:style-name="T543">Exploit status</text:span><text:span text:style-name="T496"> –</text:span><text:span text:style-name="T401"> </text:span><text:span text:style-name="T402">When you </text:span><text:span text:style-name="T403">make </text:span><text:span text:style-name="T402">a ⌞</text:span><text:span text:style-name="T481">story move⌝</text:span><text:span text:style-name="T402">, </text:span><text:span text:style-name="T404">you can </text:span><text:span text:style-name="T405">describe</text:span><text:span text:style-name="T402"> how you’re capitalizing on a ⌞</text:span><text:span text:style-name="T406">status⌝ </text:span><text:span text:style-name="T468">(yours or otherwise)</text:span><text:span text:style-name="T406"> </text:span><text:span text:style-name="T407">to</text:span><text:span text:style-name="T408"> </text:span><text:span text:style-name="T409">add </text:span><text:span text:style-name="T408">+1 on your move. </text:span><text:span text:style-name="T410">You can only exploit </text:span><text:span text:style-name="T469">one</text:span><text:span text:style-name="T410"> status </text:span><text:span text:style-name="T470">per </text:span><text:span text:style-name="T410">move.</text:span></text:p>
      <text:p text:style-name="P106"/>
      <text:p text:style-name="P48"><text:span text:style-name="T495">Harm</text:span><text:span text:style-name="T494"> – </text:span><text:span text:style-name="T412">Harm is abstract </text:span><text:span text:style-name="T472">systemic or </text:span><text:span text:style-name="T446">traumatic </text:span><text:span text:style-name="T412">damage </text:span><text:span text:style-name="T445">(not necessarily physical)</text:span><text:span text:style-name="T412"> </text:span><text:span text:style-name="T453">sustained by something</text:span><text:span text:style-name="T442"> </text:span><text:span text:style-name="T454">living</text:span><text:span text:style-name="T413">. </text:span><text:span text:style-name="T414">A single injury can do 1-3 harm. </text:span><text:span text:style-name="T430">Unless a move says specifically how much harm it does, just use common sense </text:span><text:span text:style-name="T431">and the scale below.</text:span></text:p>
      <text:p text:style-name="P88"/>
      <text:p text:style-name="P36"><text:span text:style-name="T415">The scale </text:span><text:span text:style-name="T414">is calibrated </text:span><text:span text:style-name="T415">roughly</text:span><text:span text:style-name="T414"> to the human body. </text:span><text:span text:style-name="T447">A bunch of small </text:span><text:span text:style-name="T432">injuries or one </text:span><text:span text:style-name="T448">serious</text:span><text:span text:style-name="T432"> injury—</text:span><text:span text:style-name="T450">you want a doctor—</text:span><text:span text:style-name="T432">1 harm. </text:span><text:span text:style-name="T444">A </text:span><text:span text:style-name="T449">l</text:span><text:span text:style-name="T432">ife-threatening </text:span><text:span text:style-name="T444">injury</text:span><text:span text:style-name="T432">—</text:span><text:span text:style-name="T450">you </text:span><text:span text:style-name="T507">need</text:span><text:span text:style-name="T450"> a doctor—</text:span><text:span text:style-name="T432">2 harm.</text:span><text:span text:style-name="T416"> </text:span><text:span text:style-name="T444">An injury likely</text:span><text:span text:style-name="T432"> to outright kill a vanilla human—</text:span><text:span text:style-name="T451">too late </text:span><text:span text:style-name="T452">for a doctor—</text:span><text:span text:style-name="T432">3 harm</text:span><text:span text:style-name="T452">.</text:span></text:p>
      <text:p text:style-name="P89"/>
      <text:p text:style-name="P38"><text:span text:style-name="T428">I</text:span><text:span text:style-name="T381">nanimate objects don’t take </text:span><text:span text:style-name="T429">damage in these terms</text:span><text:span text:style-name="T381">. </text:span><text:span text:style-name="T471">If want </text:span><text:span text:style-name="T477">to “hurt” </text:span><text:span text:style-name="T471">something inanimate, ⌞</text:span><text:span text:style-name="T535">g</text:span><text:span text:style-name="T534">o apeshit⌝ </text:span><text:span text:style-name="T471">on it.</text:span></text:p>
      <text:p text:style-name="P90"/>
      <text:p text:style-name="P38"><text:span text:style-name="T180">Roll</text:span><text:span text:style-name="T546"> – </text:span><text:span text:style-name="T9">A ⌞move⌝ may say you roll </text:span><text:span text:style-name="T41">to find out what happens</text:span><text:span text:style-name="T9">. </text:span><text:span text:style-name="T39">For most moves</text:span><text:span text:style-name="T8">, </text:span><text:span text:style-name="T58">it’ll say to roll with an ⌞aptitude⌝</text:span><text:span text:style-name="T8">. </text:span><text:span text:style-name="T107">That </text:span><text:span text:style-name="T138">move,</text:span><text:span text:style-name="T107"> a different</text:span><text:span text:style-name="T22"> </text:span><text:span text:style-name="T138">one, </text:span><text:span text:style-name="T139">or the GM</text:span><text:span text:style-name="T138"> </text:span><text:span text:style-name="T8">may also tell you there </text:span><text:span text:style-name="T56">are</text:span><text:span text:style-name="T8"> penalt</text:span><text:span text:style-name="T56">ies</text:span><text:span text:style-name="T8"> or bonus</text:span><text:span text:style-name="T56">es</text:span><text:span text:style-name="T8"> to the roll. </text:span><text:span text:style-name="T55">Sum </text:span><text:span text:style-name="T58">the aptitude and </text:span><text:span text:style-name="T55">all the pluses and minuses into a total modifier</text:span><text:span text:style-name="T59">, </text:span><text:span text:style-name="T102">then cap it </text:span><text:span text:style-name="T55">at ±3. Roll </text:span><text:span text:style-name="T83">2d6</text:span><text:span text:style-name="T55"> and add </text:span><text:span text:style-name="T175">the</text:span><text:span text:style-name="T55"> total modifier </text:span><text:span text:style-name="T60">to get your </text:span><text:span text:style-name="T61">result.</text:span></text:p>
      <text:p text:style-name="P60"/>
      <text:p text:style-name="P14"><text:span text:style-name="T593">Read the dice –</text:span><text:span text:style-name="T53"> </text:span><text:span text:style-name="T14"><text:s/></text:span><text:span text:style-name="T54">When you roll, you’ll get a number </text:span><text:span text:style-name="T89">between</text:span><text:span text:style-name="T54"> </text:span><text:span text:style-name="T105">(-1)</text:span><text:span text:style-name="T54"> </text:span><text:span text:style-name="T90">and </text:span><text:span text:style-name="T54">15. That’</text:span><text:span text:style-name="T88">s</text:span><text:span text:style-name="T54"> broken down </text:span><text:span text:style-name="T85">by range </text:span><text:span text:style-name="T54">into </text:span><text:span text:style-name="T84">different results</text:span><text:span text:style-name="T54">, </text:span><text:span text:style-name="T91">for </text:span><text:span text:style-name="T57">which moves will describe different </text:span><text:span text:style-name="T104">effects</text:span><text:span text:style-name="T54">.</text:span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Range</text:p>
          </table:table-cell>
          <table:table-cell table:style-name="Table1.A1" office:value-type="string">
            <text:p text:style-name="P32">Result <text:span text:style-name="T591">Name</text:span></text:p>
          </table:table-cell>
          <table:table-cell table:style-name="Table1.A1" office:value-type="string">
            <text:p text:style-name="P32">Result Icon</text:p>
          </table:table-cell>
        </table:table-row>
        <table:table-row>
          <table:table-cell table:style-name="Table1.A1" office:value-type="string">
            <text:p text:style-name="P30">12-<text:span text:style-name="T590">15</text:span></text:p>
          </table:table-cell>
          <table:table-cell table:style-name="Table1.A1" office:value-type="string">
            <text:p text:style-name="P31">Critical Success</text:p>
          </table:table-cell>
          <table:table-cell table:style-name="Table1.A1" office:value-type="string">
            <text:p text:style-name="P72">🡕</text:p>
          </table:table-cell>
        </table:table-row>
        <table:table-row>
          <table:table-cell table:style-name="Table1.A1" office:value-type="string">
            <text:p text:style-name="P30">10-11</text:p>
          </table:table-cell>
          <table:table-cell table:style-name="Table1.A1" office:value-type="string">
            <text:p text:style-name="P31">Full Success</text:p>
          </table:table-cell>
          <table:table-cell table:style-name="Table1.A1" office:value-type="string">
            <text:p text:style-name="P72">🡒</text:p>
          </table:table-cell>
        </table:table-row>
        <table:table-row>
          <table:table-cell table:style-name="Table1.A1" office:value-type="string">
            <text:p text:style-name="P30">7-9</text:p>
          </table:table-cell>
          <table:table-cell table:style-name="Table1.A1" office:value-type="string">
            <text:p text:style-name="P8"><text:span text:style-name="T377">Some</text:span><text:span text:style-name="T330"> </text:span><text:span text:style-name="T331">S</text:span><text:span text:style-name="T330">uccess</text:span></text:p>
          </table:table-cell>
          <table:table-cell table:style-name="Table1.A1" office:value-type="string">
            <text:p text:style-name="P72">🡖</text:p>
          </table:table-cell>
        </table:table-row>
        <table:table-row table:style-name="Table1.5">
          <table:table-cell table:style-name="Table1.A1" office:value-type="string">
            <text:p text:style-name="P30"><text:span text:style-name="T594">(-1)</text:span>-6</text:p>
          </table:table-cell>
          <table:table-cell table:style-name="Table1.B5" office:value-type="string">
            <text:p text:style-name="P69">Failure</text:p>
          </table:table-cell>
          <table:table-cell table:style-name="Table1.A1" office:value-type="string">
            <text:p text:style-name="P72">🡓</text:p>
          </table:table-cell>
        </table:table-row>
      </table:table>
      <text:p text:style-name="P71"/>
      <text:p text:style-name="P41"><text:span text:style-name="T424">The icons are </text:span><text:span text:style-name="T491">shorthand</text:span><text:span text:style-name="T424"> for the </text:span><text:span text:style-name="T503">result </text:span><text:span text:style-name="T504">nam</text:span><text:span text:style-name="T505">e</text:span><text:span text:style-name="T424">. </text:span><text:span text:style-name="T475">When written in a group like 🡕🡒, it means </text:span><text:span text:style-name="T508">any</text:span><text:span text:style-name="T475"> of </text:span><text:span text:style-name="T476">the </text:span><text:span text:style-name="T478">results appearing </text:span><text:span text:style-name="T479">in that </text:span><text:span text:style-name="T480">specific </text:span><text:span text:style-name="T479">group</text:span><text:span text:style-name="T475">.</text:span></text:p>
      <text:p text:style-name="P93"/>
      <text:p text:style-name="P37"><text:span text:style-name="T500">Low/Zero Effect –</text:span><text:span text:style-name="T455"> </text:span><text:span text:style-name="T419">When you’re describing </text:span><text:span text:style-name="T456">how you make </text:span><text:span text:style-name="T419">a ⌞</text:span><text:span text:style-name="T492">story</text:span><text:span text:style-name="T419"> move⌝, the GM might </text:span><text:span text:style-name="T473">say</text:span><text:span text:style-name="T419"> you’</text:span><text:span text:style-name="T463">ll have </text:span><text:span text:style-name="T419">Low</text:span><text:span text:style-name="T423">/</text:span><text:span text:style-name="T419">Zero Effect. </text:span><text:span text:style-name="T522">This means even if </text:span><text:span text:style-name="T523">you </text:span><text:span text:style-name="T526">roll</text:span><text:span text:style-name="T525"> </text:span><text:span text:style-name="T598">🡕🡒</text:span><text:span text:style-name="T597">,</text:span><text:span text:style-name="T522"> you </text:span><text:span text:style-name="T524">won’t </text:span><text:span text:style-name="T522">get (all of) what you want.</text:span></text:p>
      <text:p text:style-name="P37"><text:span text:style-name="T522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<text:span text:style-name="T266">Mutagen </text:span><text:span text:style-name="T267">RPG Engine</text:span><text:span text:style-name="T266"> </text:span><text:span text:style-name="T268">©</text:span><text:span text:style-name="T265"> 2021 Aubrey R. Jones https://github.com/aubreyrjones/mutagen/</text:span></text:p>
            <text:p text:style-name="P47"><text:span text:style-name="T272">Available under CC-</text:span><text:span text:style-name="T270">BY</text:span><text:span text:style-name="T269">-SA </text:span><text:span text:style-name="T271">4.0</text:span><text:span text:style-name="T272"> license.</text:span></text:p>
          </table:table-cell>
        </table:table-row>
      </table:table>
      <text:p text:style-name="P40"><text:span text:style-name="T510">S</text:span><text:span text:style-name="T509">tory </text:span><text:span text:style-name="T511">m</text:span><text:span text:style-name="T509">oves</text:span><text:span text:style-name="T493"> –</text:span><text:span text:style-name="T381"> </text:span><text:span text:style-name="T458">Story ⌞moves⌝ </text:span><text:span text:style-name="T459">decide</text:span><text:span text:style-name="T458"> what happens next when you </text:span><text:span text:style-name="T460">act in the face of </text:span><text:span text:style-name="T458">conflict, risk, or adversity </text:span><text:span text:style-name="T460">to get what you want</text:span><text:span text:style-name="T458">. </text:span><text:span text:style-name="T433">The</text:span><text:span text:style-name="T435">y </text:span><text:span text:style-name="T436">serve the same purpose as </text:span><text:span text:style-name="T437">system</text:span><text:span text:style-name="T436"> rules in </text:span><text:span text:style-name="T438">other </text:span><text:span text:style-name="T436">games, but in a </text:span><text:span text:style-name="T440">flexible</text:span><text:span text:style-name="T436"> way that puts the</text:span><text:span text:style-name="T433"> fiction first</text:span><text:span text:style-name="T434">. </text:span><text:span text:style-name="T439">They answer “okay, </text:span><text:span text:style-name="T441">so </text:span><text:span text:style-name="T439">what happens next?”</text:span></text:p>
      <text:p text:style-name="P95"/>
      <text:p text:style-name="P39"><text:span text:style-name="T512">Most moves </text:span><text:span text:style-name="T514">flatly </text:span><text:span text:style-name="T512">describe something you can do, but they </text:span><text:span text:style-name="T513">don’t address why you’re doing it, what you hope to </text:span><text:span text:style-name="T520">ultimately </text:span><text:span text:style-name="T513">achieve. </text:span><text:span text:style-name="T512">A metaphor: you slam on the brakes </text:span><text:span text:style-name="T521">while</text:span><text:span text:style-name="T518"> </text:span><text:span text:style-name="T512">you're driving, but are you </text:span><text:span text:style-name="T519">trying</text:span><text:span text:style-name="T512"> to </text:span><text:span text:style-name="T501">avoid</text:span><text:span text:style-name="T512"> or to </text:span><text:span text:style-name="T501">cause</text:span><text:span text:style-name="T512"> a collision? </text:span><text:span text:style-name="T515">Another: you fence with the Du</text:span><text:span text:style-name="T516">chess,</text:span><text:span text:style-name="T515"> but are you trying to </text:span><text:span text:style-name="T502">kill</text:span><text:span text:style-name="T515"> or </text:span><text:span text:style-name="T517">to</text:span><text:span text:style-name="T515"> </text:span><text:span text:style-name="T502">teach</text:span><text:span text:style-name="T515"> h</text:span><text:span text:style-name="T516">er</text:span><text:span text:style-name="T515">?</text:span></text:p>
      <text:p text:style-name="P99"/>
      <text:p text:style-name="P43"><text:span text:style-name="T6">Each story move follows </text:span><text:span text:style-name="T71">the same</text:span><text:span text:style-name="T6"> formula: </text:span><text:span text:style-name="T72">i</text:span><text:span text:style-name="T6">t states </text:span><text:span text:style-name="T93">what you want </text:span><text:span text:style-name="T122">to achieve</text:span><text:span text:style-name="T6">, and it gives </text:span><text:span text:style-name="T69">a hint at</text:span><text:span text:style-name="T68"> </text:span><text:span text:style-name="T94">how you’re trying to get it</text:span><text:span text:style-name="T68">. </text:span><text:span text:style-name="T73">When figuring out </text:span><text:span text:style-name="T77">which </text:span><text:span text:style-name="T73">story move </text:span><text:span text:style-name="T74">you’re making</text:span><text:span text:style-name="T73">, t</text:span><text:span text:style-name="T70">he hint </text:span><text:span text:style-name="T95">about </text:span><text:span text:style-name="T123">method</text:span><text:span text:style-name="T70"> is </text:span><text:span text:style-name="T566">less</text:span><text:span text:style-name="T70"> important than the part about</text:span><text:span text:style-name="T567"> </text:span><text:span text:style-name="T578">your </text:span><text:span text:style-name="T549">intent</text:span><text:span text:style-name="T578">.</text:span></text:p>
      <text:p text:style-name="P100"/>
      <text:p text:style-name="P42"><text:span text:style-name="T567">There aren’t many </text:span><text:span text:style-name="T570">story moves</text:span><text:span text:style-name="T571">; </text:span><text:span text:style-name="T572">they’re</text:span><text:span text:style-name="T567"> </text:span><text:span text:style-name="T573">mostly in the</text:span><text:span text:style-name="T567"> Common playbook. I intend them to be </text:span><text:span text:style-name="T574">fairly universal</text:span><text:span text:style-name="T567">. </text:span><text:span text:style-name="T577">P</text:span><text:span text:style-name="T575">lease </text:span><text:span text:style-name="T567">think metaphorically when applying them to weird situations.</text:span></text:p>
      <text:p text:style-name="P102"/>
      <text:p text:style-name="P44"><text:span text:style-name="T184">Make</text:span><text:span text:style-name="T185"> </text:span><text:span text:style-name="T186">a </text:span><text:span text:style-name="T185">story move</text:span><text:span text:style-name="T3"> – </text:span><text:span text:style-name="T6">When you make a ⌞</text:span><text:span text:style-name="T176">story move⌝</text:span><text:span text:style-name="T6">, describe how you’re trying to achieve your goal </text:span><text:span text:style-name="T78">in-game</text:span><text:span text:style-name="T6">. </text:span><text:span text:style-name="T75">Be specific. </text:span><text:span text:style-name="T100">Wait a sec before rolling; the GM might have something to say.</text:span></text:p>
      <text:p text:style-name="P103"/>
      <text:p text:style-name="P45"><text:span text:style-name="T75">I</text:span><text:span text:style-name="T6">f you’re making a story move as part of another move, </text:span><text:span text:style-name="T92">that move might say</text:span><text:span text:style-name="T6"> what to roll with. Otherwise </text:span><text:span text:style-name="T124">decide</text:span><text:span text:style-name="T82"> </text:span><text:span text:style-name="T6">if your description depends </text:span><text:span text:style-name="T547">logically and </text:span><text:span text:style-name="T548">primarily</text:span><text:span text:style-name="T6"> on </text:span><text:span text:style-name="T2">an</text:span><text:span text:style-name="T5">y</text:span><text:span text:style-name="T2"> </text:span><text:span text:style-name="T6">⌞</text:span><text:span text:style-name="T2">aptitude</text:span><text:span text:style-name="T6">⌝ you’ve got—</text:span><text:span text:style-name="T81">use common sense</text:span><text:span text:style-name="T6">. </text:span><text:span text:style-name="T76">If </text:span><text:span text:style-name="T82">you’ve got something</text:span><text:span text:style-name="T76">, roll with that </text:span><text:span text:style-name="T4">aptitude</text:span><text:span text:style-name="T76">. </text:span><text:span text:style-name="T79">Finally, if </text:span><text:span text:style-name="T80">you’ve got nothing that fits</text:span><text:span text:style-name="T76">, roll with </text:span><text:span text:style-name="T4">-1</text:span><text:span text:style-name="T76">.</text:span></text:p>
      <text:p text:style-name="P104"/>
      <text:p text:style-name="P46"><text:span text:style-name="T86">The GM playbook has stuff</text:span><text:span text:style-name="T6"> about what might happen for each story move, but </text:span><text:span text:style-name="T101">the results </text:span><text:span text:style-name="T87">all follow this formula.</text:span></text:p>
      <text:p text:style-name="P101"/>
      <text:p text:style-name="P52"><text:span text:style-name="T596">🡕</text:span><text:span text:style-name="T330"> </text:span><text:span text:style-name="T333">Y</text:span><text:span text:style-name="T330">ou succeed </text:span><text:span text:style-name="T373">with </text:span><text:span text:style-name="T374">an</text:span><text:span text:style-name="T330"> </text:span><text:span text:style-name="T372">unexpected benefit</text:span><text:span text:style-name="T356">.</text:span></text:p>
      <text:p text:style-name="P51"><text:span text:style-name="T600">🡒</text:span><text:span text:style-name="T332"> </text:span><text:span text:style-name="T333">Y</text:span><text:span text:style-name="T332">ou succeed as </text:span><text:span text:style-name="T334">you’ve </text:span><text:span text:style-name="T332">described.</text:span></text:p>
      <text:p text:style-name="P50"><text:span text:style-name="T596">🡖</text:span><text:span text:style-name="T330"> </text:span><text:span text:style-name="T333">Y</text:span><text:span text:style-name="T330">ou succeed but there’s some trade-off, consequence, or complication.</text:span></text:p>
      <text:p text:style-name="P49"><text:span text:style-name="T599">🡓</text:span><text:span text:style-name="T417"> </text:span><text:span text:style-name="T418">S</text:span><text:span text:style-name="T417">omething didn’t go right. </text:span><text:span text:style-name="T418">It might not be your fault, but you didn’t achieve your goal.</text:span></text:p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3:49:48.187859928</dc:date>
    <meta:editing-duration>P9DT11H59M45S</meta:editing-duration>
    <meta:editing-cycles>3620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76" meta:word-count="2058" meta:character-count="11383" meta:non-whitespace-character-count="9380"/>
  </office:meta>
</office:document-meta>
</file>